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Gargi-1.2b" svg:font-family="Gargi-1.2b" style:font-family-generic="system" style:font-pitch="variable"/>
  </office:font-face-decls>
  <office:automatic-styles>
    <style:style style:name="co1" style:family="table-column">
      <style:table-column-properties fo:break-before="auto" style:column-width="251.89pt"/>
    </style:style>
    <style:style style:name="co2" style:family="table-column">
      <style:table-column-properties fo:break-before="auto" style:column-width="63.5pt"/>
    </style:style>
    <style:style style:name="co3" style:family="table-column">
      <style:table-column-properties fo:break-before="auto" style:column-width="45.01pt"/>
    </style:style>
    <style:style style:name="co4" style:family="table-column">
      <style:table-column-properties fo:break-before="auto" style:column-width="49.66pt"/>
    </style:style>
    <style:style style:name="co5" style:family="table-column">
      <style:table-column-properties fo:break-before="auto" style:column-width="51.96pt"/>
    </style:style>
    <style:style style:name="co6" style:family="table-column">
      <style:table-column-properties fo:break-before="auto" style:column-width="55.05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100m_reduce" table:style-name="ta1">
        <table:shapes>
          <draw:frame draw:z-index="0" draw:style-name="gr1" draw:text-style-name="P1" svg:width="453.51pt" svg:height="255.09pt" svg:x="76.65pt" svg:y="2684.07pt">
            <draw:object draw:notify-on-update-of-ranges="100m_reduce.E4:100m_reduce.E75 100m_reduce.B2:100m_reduce.B2 100m_reduce.F4:100m_reduce.F75 100m_reduce.E79:100m_reduce.E130 100m_reduce.B77:100m_reduce.B77 100m_reduce.F79:100m_reduce.F130 100m_reduce.E134:100m_reduce.E204 100m_reduce.B132:100m_reduce.B132 100m_reduce.F134:100m_reduce.F20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317.51pt" svg:y="2982.42pt">
            <draw:object draw:notify-on-update-of-ranges="100m_reduce.E79:100m_reduce.E130 100m_reduce.B77:100m_reduce.B77 100m_reduce.F79:100m_reduce.F130 100m_reduce.E134:100m_reduce.E204 100m_reduce.B132:100m_reduce.B132 100m_reduce.F134:100m_reduce.F204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odel name : AMD FX(tm)-8350 Eight-Core Processor</text:p>
          </table:table-cell>
          <table:table-cell office:value-type="string" calcext:value-type="string">
            <text:p>Centralized 1 Threa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<text:s/>host</text:p>
          </table:table-cell>
          <table:table-cell office:value-type="string" calcext:value-type="string">
            <text:p><text:s/>threads</text:p>
          </table:table-cell>
          <table:table-cell office:value-type="string" calcext:value-type="string">
            <text:p><text:s/>particles</text:p>
          </table:table-cell>
          <table:table-cell office:value-type="string" calcext:value-type="string">
            <text:p><text:s/>grainsize</text:p>
          </table:table-cell>
          <table:table-cell office:value-type="string" calcext:value-type="string">
            <text:p><text:s/>seconds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000000" calcext:value-type="float">
            <text:p>100000000</text:p>
          </table:table-cell>
          <table:table-cell office:value-type="float" office:value="0.118439" calcext:value-type="float">
            <text:p>0.118439</text:p>
          </table:table-cell>
          <table:table-cell table:formula="of:=0.118439/[.F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90000000" calcext:value-type="float">
            <text:p>90000000</text:p>
          </table:table-cell>
          <table:table-cell office:value-type="float" office:value="0.121294" calcext:value-type="float">
            <text:p>0.121294</text:p>
          </table:table-cell>
          <table:table-cell table:formula="of:=0.118439/[.F5]" office:value-type="float" office:value="0.976462149817798" calcext:value-type="float">
            <text:p>0.9764621498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80000000" calcext:value-type="float">
            <text:p>80000000</text:p>
          </table:table-cell>
          <table:table-cell office:value-type="float" office:value="0.119191" calcext:value-type="float">
            <text:p>0.119191</text:p>
          </table:table-cell>
          <table:table-cell table:formula="of:=0.118439/[.F6]" office:value-type="float" office:value="0.993690798801923" calcext:value-type="float">
            <text:p>0.9936907988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70000000" calcext:value-type="float">
            <text:p>70000000</text:p>
          </table:table-cell>
          <table:table-cell office:value-type="float" office:value="0.118059" calcext:value-type="float">
            <text:p>0.118059</text:p>
          </table:table-cell>
          <table:table-cell table:formula="of:=0.118439/[.F7]" office:value-type="float" office:value="1.00321872961824" calcext:value-type="float">
            <text:p>1.0032187296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60000000" calcext:value-type="float">
            <text:p>60000000</text:p>
          </table:table-cell>
          <table:table-cell office:value-type="float" office:value="0.119002" calcext:value-type="float">
            <text:p>0.119002</text:p>
          </table:table-cell>
          <table:table-cell table:formula="of:=0.118439/[.F8]" office:value-type="float" office:value="0.995268987075847" calcext:value-type="float">
            <text:p>0.9952689871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0.117821" calcext:value-type="float">
            <text:p>0.117821</text:p>
          </table:table-cell>
          <table:table-cell table:formula="of:=0.118439/[.F9]" office:value-type="float" office:value="1.00524524490541" calcext:value-type="float">
            <text:p>1.0052452449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40000000" calcext:value-type="float">
            <text:p>40000000</text:p>
          </table:table-cell>
          <table:table-cell office:value-type="float" office:value="0.118155" calcext:value-type="float">
            <text:p>0.118155</text:p>
          </table:table-cell>
          <table:table-cell table:formula="of:=0.118439/[.F10]" office:value-type="float" office:value="1.00240362236046" calcext:value-type="float">
            <text:p>1.0024036224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30000000" calcext:value-type="float">
            <text:p>30000000</text:p>
          </table:table-cell>
          <table:table-cell office:value-type="float" office:value="0.118077" calcext:value-type="float">
            <text:p>0.118077</text:p>
          </table:table-cell>
          <table:table-cell table:formula="of:=0.118439/[.F11]" office:value-type="float" office:value="1.00306579604834" calcext:value-type="float">
            <text:p>1.003065796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0.118059" calcext:value-type="float">
            <text:p>0.118059</text:p>
          </table:table-cell>
          <table:table-cell table:formula="of:=0.118439/[.F12]" office:value-type="float" office:value="1.00321872961824" calcext:value-type="float">
            <text:p>1.0032187296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.118182" calcext:value-type="float">
            <text:p>0.118182</text:p>
          </table:table-cell>
          <table:table-cell table:formula="of:=0.118439/[.F13]" office:value-type="float" office:value="1.00217461203906" calcext:value-type="float">
            <text:p>1.002174612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9000000" calcext:value-type="float">
            <text:p>9000000</text:p>
          </table:table-cell>
          <table:table-cell office:value-type="float" office:value="0.119054" calcext:value-type="float">
            <text:p>0.119054</text:p>
          </table:table-cell>
          <table:table-cell table:formula="of:=0.118439/[.F14]" office:value-type="float" office:value="0.994834276882759" calcext:value-type="float">
            <text:p>0.9948342769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8000000" calcext:value-type="float">
            <text:p>8000000</text:p>
          </table:table-cell>
          <table:table-cell office:value-type="float" office:value="0.118448" calcext:value-type="float">
            <text:p>0.118448</text:p>
          </table:table-cell>
          <table:table-cell table:formula="of:=0.118439/[.F15]" office:value-type="float" office:value="0.999924017290288" calcext:value-type="float">
            <text:p>0.9999240173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7000000" calcext:value-type="float">
            <text:p>7000000</text:p>
          </table:table-cell>
          <table:table-cell office:value-type="float" office:value="0.119457" calcext:value-type="float">
            <text:p>0.119457</text:p>
          </table:table-cell>
          <table:table-cell table:formula="of:=0.118439/[.F16]" office:value-type="float" office:value="0.991478105092209" calcext:value-type="float">
            <text:p>0.9914781051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6000000" calcext:value-type="float">
            <text:p>6000000</text:p>
          </table:table-cell>
          <table:table-cell office:value-type="float" office:value="0.118309" calcext:value-type="float">
            <text:p>0.118309</text:p>
          </table:table-cell>
          <table:table-cell table:formula="of:=0.118439/[.F17]" office:value-type="float" office:value="1.00109881750332" calcext:value-type="float">
            <text:p>1.0010988175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0.118736" calcext:value-type="float">
            <text:p>0.118736</text:p>
          </table:table-cell>
          <table:table-cell table:formula="of:=0.118439/[.F18]" office:value-type="float" office:value="0.997498652472713" calcext:value-type="float">
            <text:p>0.9974986525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0.118714" calcext:value-type="float">
            <text:p>0.118714</text:p>
          </table:table-cell>
          <table:table-cell table:formula="of:=0.118439/[.F19]" office:value-type="float" office:value="0.997683508263558" calcext:value-type="float">
            <text:p>0.9976835083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0.118768" calcext:value-type="float">
            <text:p>0.118768</text:p>
          </table:table-cell>
          <table:table-cell table:formula="of:=0.118439/[.F20]" office:value-type="float" office:value="0.997229893574027" calcext:value-type="float">
            <text:p>0.9972298936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0.118613" calcext:value-type="float">
            <text:p>0.118613</text:p>
          </table:table-cell>
          <table:table-cell table:formula="of:=0.118439/[.F21]" office:value-type="float" office:value="0.998533044438637" calcext:value-type="float">
            <text:p>0.9985330444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118162" calcext:value-type="float">
            <text:p>0.118162</text:p>
          </table:table-cell>
          <table:table-cell table:formula="of:=0.118439/[.F22]" office:value-type="float" office:value="1.00234423926474" calcext:value-type="float">
            <text:p>1.0023442393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900000" calcext:value-type="float">
            <text:p>900000</text:p>
          </table:table-cell>
          <table:table-cell office:value-type="float" office:value="0.118355" calcext:value-type="float">
            <text:p>0.118355</text:p>
          </table:table-cell>
          <table:table-cell table:formula="of:=0.118439/[.F23]" office:value-type="float" office:value="1.00070972920451" calcext:value-type="float">
            <text:p>1.0007097292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800000" calcext:value-type="float">
            <text:p>800000</text:p>
          </table:table-cell>
          <table:table-cell office:value-type="float" office:value="0.118338" calcext:value-type="float">
            <text:p>0.118338</text:p>
          </table:table-cell>
          <table:table-cell table:formula="of:=0.118439/[.F24]" office:value-type="float" office:value="1.0008534874681" calcext:value-type="float">
            <text:p>1.0008534875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700000" calcext:value-type="float">
            <text:p>700000</text:p>
          </table:table-cell>
          <table:table-cell office:value-type="float" office:value="0.120194" calcext:value-type="float">
            <text:p>0.120194</text:p>
          </table:table-cell>
          <table:table-cell table:formula="of:=0.118439/[.F25]" office:value-type="float" office:value="0.985398605587633" calcext:value-type="float">
            <text:p>0.9853986056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600000" calcext:value-type="float">
            <text:p>600000</text:p>
          </table:table-cell>
          <table:table-cell office:value-type="float" office:value="0.119269" calcext:value-type="float">
            <text:p>0.119269</text:p>
          </table:table-cell>
          <table:table-cell table:formula="of:=0.118439/[.F26]" office:value-type="float" office:value="0.993040941065994" calcext:value-type="float">
            <text:p>0.9930409411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500000" calcext:value-type="float">
            <text:p>500000</text:p>
          </table:table-cell>
          <table:table-cell office:value-type="float" office:value="0.119698" calcext:value-type="float">
            <text:p>0.119698</text:p>
          </table:table-cell>
          <table:table-cell table:formula="of:=0.118439/[.F27]" office:value-type="float" office:value="0.989481862687764" calcext:value-type="float">
            <text:p>0.9894818627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400000" calcext:value-type="float">
            <text:p>400000</text:p>
          </table:table-cell>
          <table:table-cell office:value-type="float" office:value="0.120397" calcext:value-type="float">
            <text:p>0.120397</text:p>
          </table:table-cell>
          <table:table-cell table:formula="of:=0.118439/[.F28]" office:value-type="float" office:value="0.983737136307383" calcext:value-type="float">
            <text:p>0.9837371363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300000" calcext:value-type="float">
            <text:p>300000</text:p>
          </table:table-cell>
          <table:table-cell office:value-type="float" office:value="0.119383" calcext:value-type="float">
            <text:p>0.119383</text:p>
          </table:table-cell>
          <table:table-cell table:formula="of:=0.118439/[.F29]" office:value-type="float" office:value="0.992092676511731" calcext:value-type="float">
            <text:p>0.9920926765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0.119667" calcext:value-type="float">
            <text:p>0.119667</text:p>
          </table:table-cell>
          <table:table-cell table:formula="of:=0.118439/[.F30]" office:value-type="float" office:value="0.989738190144317" calcext:value-type="float">
            <text:p>0.9897381901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11969" calcext:value-type="float">
            <text:p>0.11969</text:p>
          </table:table-cell>
          <table:table-cell table:formula="of:=0.118439/[.F31]" office:value-type="float" office:value="0.98954799899741" calcext:value-type="float">
            <text:p>0.989547999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90000" calcext:value-type="float">
            <text:p>90000</text:p>
          </table:table-cell>
          <table:table-cell office:value-type="float" office:value="0.119225" calcext:value-type="float">
            <text:p>0.119225</text:p>
          </table:table-cell>
          <table:table-cell table:formula="of:=0.118439/[.F32]" office:value-type="float" office:value="0.99340742293982" calcext:value-type="float">
            <text:p>0.9934074229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80000" calcext:value-type="float">
            <text:p>80000</text:p>
          </table:table-cell>
          <table:table-cell office:value-type="float" office:value="0.120656" calcext:value-type="float">
            <text:p>0.120656</text:p>
          </table:table-cell>
          <table:table-cell table:formula="of:=0.118439/[.F33]" office:value-type="float" office:value="0.981625447553375" calcext:value-type="float">
            <text:p>0.9816254476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70000" calcext:value-type="float">
            <text:p>70000</text:p>
          </table:table-cell>
          <table:table-cell office:value-type="float" office:value="0.119311" calcext:value-type="float">
            <text:p>0.119311</text:p>
          </table:table-cell>
          <table:table-cell table:formula="of:=0.118439/[.F34]" office:value-type="float" office:value="0.992691369613866" calcext:value-type="float">
            <text:p>0.9926913696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60000" calcext:value-type="float">
            <text:p>60000</text:p>
          </table:table-cell>
          <table:table-cell office:value-type="float" office:value="0.119305" calcext:value-type="float">
            <text:p>0.119305</text:p>
          </table:table-cell>
          <table:table-cell table:formula="of:=0.118439/[.F35]" office:value-type="float" office:value="0.992741293323834" calcext:value-type="float">
            <text:p>0.9927412933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0.119799" calcext:value-type="float">
            <text:p>0.119799</text:p>
          </table:table-cell>
          <table:table-cell table:formula="of:=0.118439/[.F36]" office:value-type="float" office:value="0.9886476514829" calcext:value-type="float">
            <text:p>0.9886476515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0.119954" calcext:value-type="float">
            <text:p>0.119954</text:p>
          </table:table-cell>
          <table:table-cell table:formula="of:=0.118439/[.F37]" office:value-type="float" office:value="0.987370158560782" calcext:value-type="float">
            <text:p>0.9873701586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30000" calcext:value-type="float">
            <text:p>30000</text:p>
          </table:table-cell>
          <table:table-cell office:value-type="float" office:value="0.120407" calcext:value-type="float">
            <text:p>0.120407</text:p>
          </table:table-cell>
          <table:table-cell table:formula="of:=0.118439/[.F38]" office:value-type="float" office:value="0.983655435315222" calcext:value-type="float">
            <text:p>0.9836554353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0000" calcext:value-type="float">
            <text:p>20000</text:p>
          </table:table-cell>
          <table:table-cell office:value-type="float" office:value="0.122471" calcext:value-type="float">
            <text:p>0.122471</text:p>
          </table:table-cell>
          <table:table-cell table:formula="of:=0.118439/[.F39]" office:value-type="float" office:value="0.967077920487299" calcext:value-type="float">
            <text:p>0.9670779205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24094" calcext:value-type="float">
            <text:p>0.124094</text:p>
          </table:table-cell>
          <table:table-cell table:formula="of:=0.118439/[.F40]" office:value-type="float" office:value="0.954429706512805" calcext:value-type="float">
            <text:p>0.9544297065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9000" calcext:value-type="float">
            <text:p>9000</text:p>
          </table:table-cell>
          <table:table-cell office:value-type="float" office:value="0.123938" calcext:value-type="float">
            <text:p>0.123938</text:p>
          </table:table-cell>
          <table:table-cell table:formula="of:=0.118439/[.F41]" office:value-type="float" office:value="0.955631041327115" calcext:value-type="float">
            <text:p>0.9556310413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8000" calcext:value-type="float">
            <text:p>8000</text:p>
          </table:table-cell>
          <table:table-cell office:value-type="float" office:value="0.122937" calcext:value-type="float">
            <text:p>0.122937</text:p>
          </table:table-cell>
          <table:table-cell table:formula="of:=0.118439/[.F42]" office:value-type="float" office:value="0.963412154192798" calcext:value-type="float">
            <text:p>0.9634121542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7000" calcext:value-type="float">
            <text:p>7000</text:p>
          </table:table-cell>
          <table:table-cell office:value-type="float" office:value="0.124541" calcext:value-type="float">
            <text:p>0.124541</text:p>
          </table:table-cell>
          <table:table-cell table:formula="of:=0.118439/[.F43]" office:value-type="float" office:value="0.951004087007491" calcext:value-type="float">
            <text:p>0.951004087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6000" calcext:value-type="float">
            <text:p>6000</text:p>
          </table:table-cell>
          <table:table-cell office:value-type="float" office:value="0.130234" calcext:value-type="float">
            <text:p>0.130234</text:p>
          </table:table-cell>
          <table:table-cell table:formula="of:=0.118439/[.F44]" office:value-type="float" office:value="0.909432252714345" calcext:value-type="float">
            <text:p>0.9094322527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125121" calcext:value-type="float">
            <text:p>0.125121</text:p>
          </table:table-cell>
          <table:table-cell table:formula="of:=0.118439/[.F45]" office:value-type="float" office:value="0.946595695366885" calcext:value-type="float">
            <text:p>0.9465956954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4000" calcext:value-type="float">
            <text:p>4000</text:p>
          </table:table-cell>
          <table:table-cell office:value-type="float" office:value="0.125451" calcext:value-type="float">
            <text:p>0.125451</text:p>
          </table:table-cell>
          <table:table-cell table:formula="of:=0.118439/[.F46]" office:value-type="float" office:value="0.94410566675435" calcext:value-type="float">
            <text:p>0.9441056668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3000" calcext:value-type="float">
            <text:p>3000</text:p>
          </table:table-cell>
          <table:table-cell office:value-type="float" office:value="0.131202" calcext:value-type="float">
            <text:p>0.131202</text:p>
          </table:table-cell>
          <table:table-cell table:formula="of:=0.118439/[.F47]" office:value-type="float" office:value="0.902722519473789" calcext:value-type="float">
            <text:p>0.9027225195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000" calcext:value-type="float">
            <text:p>2000</text:p>
          </table:table-cell>
          <table:table-cell office:value-type="float" office:value="0.13229" calcext:value-type="float">
            <text:p>0.13229</text:p>
          </table:table-cell>
          <table:table-cell table:formula="of:=0.118439/[.F48]" office:value-type="float" office:value="0.895298208481366" calcext:value-type="float">
            <text:p>0.8952982085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0.141859" calcext:value-type="float">
            <text:p>0.141859</text:p>
          </table:table-cell>
          <table:table-cell table:formula="of:=0.118439/[.F49]" office:value-type="float" office:value="0.834906491657209" calcext:value-type="float">
            <text:p>0.8349064917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900" calcext:value-type="float">
            <text:p>900</text:p>
          </table:table-cell>
          <table:table-cell office:value-type="float" office:value="0.141869" calcext:value-type="float">
            <text:p>0.141869</text:p>
          </table:table-cell>
          <table:table-cell table:formula="of:=0.118439/[.F50]" office:value-type="float" office:value="0.834847641133722" calcext:value-type="float">
            <text:p>0.8348476411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800" calcext:value-type="float">
            <text:p>800</text:p>
          </table:table-cell>
          <table:table-cell office:value-type="float" office:value="0.142396" calcext:value-type="float">
            <text:p>0.142396</text:p>
          </table:table-cell>
          <table:table-cell table:formula="of:=0.118439/[.F51]" office:value-type="float" office:value="0.831757914548161" calcext:value-type="float">
            <text:p>0.8317579145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700" calcext:value-type="float">
            <text:p>700</text:p>
          </table:table-cell>
          <table:table-cell office:value-type="float" office:value="0.165649" calcext:value-type="float">
            <text:p>0.165649</text:p>
          </table:table-cell>
          <table:table-cell table:formula="of:=0.118439/[.F52]" office:value-type="float" office:value="0.714999788709862" calcext:value-type="float">
            <text:p>0.7149997887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600" calcext:value-type="float">
            <text:p>600</text:p>
          </table:table-cell>
          <table:table-cell office:value-type="float" office:value="0.163461" calcext:value-type="float">
            <text:p>0.163461</text:p>
          </table:table-cell>
          <table:table-cell table:formula="of:=0.118439/[.F53]" office:value-type="float" office:value="0.724570386820098" calcext:value-type="float">
            <text:p>0.7245703868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500" calcext:value-type="float">
            <text:p>500</text:p>
          </table:table-cell>
          <table:table-cell office:value-type="float" office:value="0.162769" calcext:value-type="float">
            <text:p>0.162769</text:p>
          </table:table-cell>
          <table:table-cell table:formula="of:=0.118439/[.F54]" office:value-type="float" office:value="0.727650842605164" calcext:value-type="float">
            <text:p>0.7276508426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400" calcext:value-type="float">
            <text:p>400</text:p>
          </table:table-cell>
          <table:table-cell office:value-type="float" office:value="0.16424" calcext:value-type="float">
            <text:p>0.16424</text:p>
          </table:table-cell>
          <table:table-cell table:formula="of:=0.118439/[.F55]" office:value-type="float" office:value="0.721133706770579" calcext:value-type="float">
            <text:p>0.7211337068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300" calcext:value-type="float">
            <text:p>300</text:p>
          </table:table-cell>
          <table:table-cell office:value-type="float" office:value="0.207478" calcext:value-type="float">
            <text:p>0.207478</text:p>
          </table:table-cell>
          <table:table-cell table:formula="of:=0.118439/[.F56]" office:value-type="float" office:value="0.570850885395078" calcext:value-type="float">
            <text:p>0.5708508854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00" calcext:value-type="float">
            <text:p>200</text:p>
          </table:table-cell>
          <table:table-cell office:value-type="float" office:value="0.208052" calcext:value-type="float">
            <text:p>0.208052</text:p>
          </table:table-cell>
          <table:table-cell table:formula="of:=0.118439/[.F57]" office:value-type="float" office:value="0.569275950243208" calcext:value-type="float">
            <text:p>0.5692759502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100" calcext:value-type="float">
            <text:p>100</text:p>
          </table:table-cell>
          <table:table-cell office:value-type="float" office:value="0.29331" calcext:value-type="float">
            <text:p>0.29331</text:p>
          </table:table-cell>
          <table:table-cell table:formula="of:=0.118439/[.F58]" office:value-type="float" office:value="0.40380143875081" calcext:value-type="float">
            <text:p>0.4038014388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90" calcext:value-type="float">
            <text:p>90</text:p>
          </table:table-cell>
          <table:table-cell office:value-type="float" office:value="0.479036" calcext:value-type="float">
            <text:p>0.479036</text:p>
          </table:table-cell>
          <table:table-cell table:formula="of:=0.118439/[.F59]" office:value-type="float" office:value="0.247244465969155" calcext:value-type="float">
            <text:p>0.247244466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80" calcext:value-type="float">
            <text:p>80</text:p>
          </table:table-cell>
          <table:table-cell office:value-type="float" office:value="0.484631" calcext:value-type="float">
            <text:p>0.484631</text:p>
          </table:table-cell>
          <table:table-cell table:formula="of:=0.118439/[.F60]" office:value-type="float" office:value="0.244390061717059" calcext:value-type="float">
            <text:p>0.2443900617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70" calcext:value-type="float">
            <text:p>70</text:p>
          </table:table-cell>
          <table:table-cell office:value-type="float" office:value="0.472769" calcext:value-type="float">
            <text:p>0.472769</text:p>
          </table:table-cell>
          <table:table-cell table:formula="of:=0.118439/[.F61]" office:value-type="float" office:value="0.25052192508392" calcext:value-type="float">
            <text:p>0.2505219251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60" calcext:value-type="float">
            <text:p>60</text:p>
          </table:table-cell>
          <table:table-cell office:value-type="float" office:value="0.48476" calcext:value-type="float">
            <text:p>0.48476</text:p>
          </table:table-cell>
          <table:table-cell table:formula="of:=0.118439/[.F62]" office:value-type="float" office:value="0.244325026817394" calcext:value-type="float">
            <text:p>0.2443250268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50" calcext:value-type="float">
            <text:p>50</text:p>
          </table:table-cell>
          <table:table-cell office:value-type="float" office:value="0.474555" calcext:value-type="float">
            <text:p>0.474555</text:p>
          </table:table-cell>
          <table:table-cell table:formula="of:=0.118439/[.F63]" office:value-type="float" office:value="0.249579079348021" calcext:value-type="float">
            <text:p>0.2495790793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40" calcext:value-type="float">
            <text:p>40</text:p>
          </table:table-cell>
          <table:table-cell office:value-type="float" office:value="0.773831" calcext:value-type="float">
            <text:p>0.773831</text:p>
          </table:table-cell>
          <table:table-cell table:formula="of:=0.118439/[.F64]" office:value-type="float" office:value="0.153055382893681" calcext:value-type="float">
            <text:p>0.1530553829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30" calcext:value-type="float">
            <text:p>30</text:p>
          </table:table-cell>
          <table:table-cell office:value-type="float" office:value="0.767273" calcext:value-type="float">
            <text:p>0.767273</text:p>
          </table:table-cell>
          <table:table-cell table:formula="of:=0.118439/[.F65]" office:value-type="float" office:value="0.154363570723849" calcext:value-type="float">
            <text:p>0.1543635707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0" calcext:value-type="float">
            <text:p>20</text:p>
          </table:table-cell>
          <table:table-cell office:value-type="float" office:value="1.02844" calcext:value-type="float">
            <text:p>1.02844</text:p>
          </table:table-cell>
          <table:table-cell table:formula="of:=0.118439/[.F66]" office:value-type="float" office:value="0.115163743144957" calcext:value-type="float">
            <text:p>0.1151637431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10" calcext:value-type="float">
            <text:p>10</text:p>
          </table:table-cell>
          <table:table-cell office:value-type="float" office:value="1.9133" calcext:value-type="float">
            <text:p>1.9133</text:p>
          </table:table-cell>
          <table:table-cell table:formula="of:=0.118439/[.F67]" office:value-type="float" office:value="0.0619029948256938" calcext:value-type="float">
            <text:p>0.0619029948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9" calcext:value-type="float">
            <text:p>9</text:p>
          </table:table-cell>
          <table:table-cell office:value-type="float" office:value="1.93651" calcext:value-type="float">
            <text:p>1.93651</text:p>
          </table:table-cell>
          <table:table-cell table:formula="of:=0.118439/[.F68]" office:value-type="float" office:value="0.0611610577792007" calcext:value-type="float">
            <text:p>0.0611610578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8" calcext:value-type="float">
            <text:p>8</text:p>
          </table:table-cell>
          <table:table-cell office:value-type="float" office:value="1.83501" calcext:value-type="float">
            <text:p>1.83501</text:p>
          </table:table-cell>
          <table:table-cell table:formula="of:=0.118439/[.F69]" office:value-type="float" office:value="0.0645440624301775" calcext:value-type="float">
            <text:p>0.0645440624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7" calcext:value-type="float">
            <text:p>7</text:p>
          </table:table-cell>
          <table:table-cell office:value-type="float" office:value="1.9141" calcext:value-type="float">
            <text:p>1.9141</text:p>
          </table:table-cell>
          <table:table-cell table:formula="of:=0.118439/[.F70]" office:value-type="float" office:value="0.0618771224073977" calcext:value-type="float">
            <text:p>0.0618771224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6" calcext:value-type="float">
            <text:p>6</text:p>
          </table:table-cell>
          <table:table-cell office:value-type="float" office:value="3.75514" calcext:value-type="float">
            <text:p>3.75514</text:p>
          </table:table-cell>
          <table:table-cell table:formula="of:=0.118439/[.F71]" office:value-type="float" office:value="0.0315405018188403" calcext:value-type="float">
            <text:p>0.0315405018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5" calcext:value-type="float">
            <text:p>5</text:p>
          </table:table-cell>
          <table:table-cell office:value-type="float" office:value="3.80999" calcext:value-type="float">
            <text:p>3.80999</text:p>
          </table:table-cell>
          <table:table-cell table:formula="of:=0.118439/[.F72]" office:value-type="float" office:value="0.0310864332977252" calcext:value-type="float">
            <text:p>0.0310864333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4" calcext:value-type="float">
            <text:p>4</text:p>
          </table:table-cell>
          <table:table-cell office:value-type="float" office:value="3.82062" calcext:value-type="float">
            <text:p>3.82062</text:p>
          </table:table-cell>
          <table:table-cell table:formula="of:=0.118439/[.F73]" office:value-type="float" office:value="0.0309999424177228" calcext:value-type="float">
            <text:p>0.0309999424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3" calcext:value-type="float">
            <text:p>3</text:p>
          </table:table-cell>
          <table:table-cell office:value-type="float" office:value="7.49218" calcext:value-type="float">
            <text:p>7.49218</text:p>
          </table:table-cell>
          <table:table-cell table:formula="of:=0.118439/[.F74]" office:value-type="float" office:value="0.0158083495057513" calcext:value-type="float">
            <text:p>0.0158083495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" calcext:value-type="float">
            <text:p>2</text:p>
          </table:table-cell>
          <table:table-cell office:value-type="float" office:value="11.1764" calcext:value-type="float">
            <text:p>11.1764</text:p>
          </table:table-cell>
          <table:table-cell table:formula="of:=0.118439/[.F75]" office:value-type="float" office:value="0.0105972406141512" calcext:value-type="float">
            <text:p>0.010597240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odel name : AMD FX(tm)-8350 Eight-Core Processor</text:p>
          </table:table-cell>
          <table:table-cell office:value-type="string" calcext:value-type="string">
            <text:p>Centralized 4 Threa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<text:s/>host</text:p>
          </table:table-cell>
          <table:table-cell office:value-type="string" calcext:value-type="string">
            <text:p><text:s/>threads</text:p>
          </table:table-cell>
          <table:table-cell office:value-type="string" calcext:value-type="string">
            <text:p><text:s/>particles</text:p>
          </table:table-cell>
          <table:table-cell office:value-type="string" calcext:value-type="string">
            <text:p><text:s/>grainsize</text:p>
          </table:table-cell>
          <table:table-cell office:value-type="string" calcext:value-type="string">
            <text:p><text:s/>seconds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0000000" calcext:value-type="float">
            <text:p>100000000</text:p>
          </table:table-cell>
          <table:table-cell office:value-type="float" office:value="0.0693604" calcext:value-type="float">
            <text:p>0.0693604</text:p>
          </table:table-cell>
          <table:table-cell table:formula="of:=[.F4]/[.F79]" office:value-type="float" office:value="1.70758819153292" calcext:value-type="float">
            <text:p>1.7075881915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90000000" calcext:value-type="float">
            <text:p>90000000</text:p>
          </table:table-cell>
          <table:table-cell office:value-type="float" office:value="0.0706717" calcext:value-type="float">
            <text:p>0.0706717</text:p>
          </table:table-cell>
          <table:table-cell table:formula="of:=[.F5]/[.F80]" office:value-type="float" office:value="1.7163022822431" calcext:value-type="float">
            <text:p>1.7163022822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80000000" calcext:value-type="float">
            <text:p>80000000</text:p>
          </table:table-cell>
          <table:table-cell office:value-type="float" office:value="0.0695945" calcext:value-type="float">
            <text:p>0.0695945</text:p>
          </table:table-cell>
          <table:table-cell table:formula="of:=[.F6]/[.F81]" office:value-type="float" office:value="1.71264970651416" calcext:value-type="float">
            <text:p>1.7126497065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70000000" calcext:value-type="float">
            <text:p>70000000</text:p>
          </table:table-cell>
          <table:table-cell office:value-type="float" office:value="0.0694722" calcext:value-type="float">
            <text:p>0.0694722</text:p>
          </table:table-cell>
          <table:table-cell table:formula="of:=[.F7]/[.F82]" office:value-type="float" office:value="1.69937039564027" calcext:value-type="float">
            <text:p>1.6993703956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60000000" calcext:value-type="float">
            <text:p>60000000</text:p>
          </table:table-cell>
          <table:table-cell office:value-type="float" office:value="0.0697738" calcext:value-type="float">
            <text:p>0.0697738</text:p>
          </table:table-cell>
          <table:table-cell table:formula="of:=[.F8]/[.F83]" office:value-type="float" office:value="1.70553990179695" calcext:value-type="float">
            <text:p>1.7055399018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0.0488696" calcext:value-type="float">
            <text:p>0.0488696</text:p>
          </table:table-cell>
          <table:table-cell table:formula="of:=[.F9]/[.F84]" office:value-type="float" office:value="2.41092621998134" calcext:value-type="float">
            <text:p>2.41092622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40000000" calcext:value-type="float">
            <text:p>40000000</text:p>
          </table:table-cell>
          <table:table-cell office:value-type="float" office:value="0.0489569" calcext:value-type="float">
            <text:p>0.0489569</text:p>
          </table:table-cell>
          <table:table-cell table:formula="of:=[.F10]/[.F85]" office:value-type="float" office:value="2.41344938098613" calcext:value-type="float">
            <text:p>2.413449381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30000000" calcext:value-type="float">
            <text:p>30000000</text:p>
          </table:table-cell>
          <table:table-cell office:value-type="float" office:value="0.0489222" calcext:value-type="float">
            <text:p>0.0489222</text:p>
          </table:table-cell>
          <table:table-cell table:formula="of:=[.F11]/[.F86]" office:value-type="float" office:value="2.41356684695292" calcext:value-type="float">
            <text:p>2.413566847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0.0489178" calcext:value-type="float">
            <text:p>0.0489178</text:p>
          </table:table-cell>
          <table:table-cell table:formula="of:=[.F12]/[.F87]" office:value-type="float" office:value="2.41341597537093" calcext:value-type="float">
            <text:p>2.4134159754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.0494833" calcext:value-type="float">
            <text:p>0.0494833</text:p>
          </table:table-cell>
          <table:table-cell table:formula="of:=[.F13]/[.F88]" office:value-type="float" office:value="2.38832090826602" calcext:value-type="float">
            <text:p>2.3883209083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9000000" calcext:value-type="float">
            <text:p>9000000</text:p>
          </table:table-cell>
          <table:table-cell office:value-type="float" office:value="0.0487695" calcext:value-type="float">
            <text:p>0.0487695</text:p>
          </table:table-cell>
          <table:table-cell table:formula="of:=[.F14]/[.F89]" office:value-type="float" office:value="2.4411568705851" calcext:value-type="float">
            <text:p>2.4411568706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8000000" calcext:value-type="float">
            <text:p>8000000</text:p>
          </table:table-cell>
          <table:table-cell office:value-type="float" office:value="0.0485617" calcext:value-type="float">
            <text:p>0.0485617</text:p>
          </table:table-cell>
          <table:table-cell table:formula="of:=[.F15]/[.F90]" office:value-type="float" office:value="2.43912383627427" calcext:value-type="float">
            <text:p>2.4391238363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7000000" calcext:value-type="float">
            <text:p>7000000</text:p>
          </table:table-cell>
          <table:table-cell office:value-type="float" office:value="0.0488144" calcext:value-type="float">
            <text:p>0.0488144</text:p>
          </table:table-cell>
          <table:table-cell table:formula="of:=[.F16]/[.F91]" office:value-type="float" office:value="2.44716722934216" calcext:value-type="float">
            <text:p>2.4471672293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6000000" calcext:value-type="float">
            <text:p>6000000</text:p>
          </table:table-cell>
          <table:table-cell office:value-type="float" office:value="0.0486753" calcext:value-type="float">
            <text:p>0.0486753</text:p>
          </table:table-cell>
          <table:table-cell table:formula="of:=[.F17]/[.F92]" office:value-type="float" office:value="2.43057567184999" calcext:value-type="float">
            <text:p>2.4305756719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0.0487458" calcext:value-type="float">
            <text:p>0.0487458</text:p>
          </table:table-cell>
          <table:table-cell table:formula="of:=[.F18]/[.F93]" office:value-type="float" office:value="2.43582011168142" calcext:value-type="float">
            <text:p>2.4358201117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0.0494419" calcext:value-type="float">
            <text:p>0.0494419</text:p>
          </table:table-cell>
          <table:table-cell table:formula="of:=[.F19]/[.F94]" office:value-type="float" office:value="2.40108086461079" calcext:value-type="float">
            <text:p>2.4010808646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0.0490606" calcext:value-type="float">
            <text:p>0.0490606</text:p>
          </table:table-cell>
          <table:table-cell table:formula="of:=[.F20]/[.F95]" office:value-type="float" office:value="2.42084279442159" calcext:value-type="float">
            <text:p>2.4208427944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0.0486334" calcext:value-type="float">
            <text:p>0.0486334</text:p>
          </table:table-cell>
          <table:table-cell table:formula="of:=[.F21]/[.F96]" office:value-type="float" office:value="2.43892057721648" calcext:value-type="float">
            <text:p>2.4389205772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0485039" calcext:value-type="float">
            <text:p>0.0485039</text:p>
          </table:table-cell>
          <table:table-cell table:formula="of:=[.F22]/[.F97]" office:value-type="float" office:value="2.43613400159575" calcext:value-type="float">
            <text:p>2.4361340016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900000" calcext:value-type="float">
            <text:p>900000</text:p>
          </table:table-cell>
          <table:table-cell office:value-type="float" office:value="0.0488323" calcext:value-type="float">
            <text:p>0.0488323</text:p>
          </table:table-cell>
          <table:table-cell table:formula="of:=[.F23]/[.F98]" office:value-type="float" office:value="2.42370316368469" calcext:value-type="float">
            <text:p>2.4237031637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800000" calcext:value-type="float">
            <text:p>800000</text:p>
          </table:table-cell>
          <table:table-cell office:value-type="float" office:value="0.049102" calcext:value-type="float">
            <text:p>0.049102</text:p>
          </table:table-cell>
          <table:table-cell table:formula="of:=[.F24]/[.F99]" office:value-type="float" office:value="2.41004439737689" calcext:value-type="float">
            <text:p>2.4100443974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700000" calcext:value-type="float">
            <text:p>700000</text:p>
          </table:table-cell>
          <table:table-cell office:value-type="float" office:value="0.0494916" calcext:value-type="float">
            <text:p>0.0494916</text:p>
          </table:table-cell>
          <table:table-cell table:formula="of:=[.F25]/[.F100]" office:value-type="float" office:value="2.4285737377656" calcext:value-type="float">
            <text:p>2.4285737378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600000" calcext:value-type="float">
            <text:p>600000</text:p>
          </table:table-cell>
          <table:table-cell office:value-type="float" office:value="0.0485908" calcext:value-type="float">
            <text:p>0.0485908</text:p>
          </table:table-cell>
          <table:table-cell table:formula="of:=[.F26]/[.F101]" office:value-type="float" office:value="2.45455929929122" calcext:value-type="float">
            <text:p>2.4545592993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500000" calcext:value-type="float">
            <text:p>500000</text:p>
          </table:table-cell>
          <table:table-cell office:value-type="float" office:value="0.0488218" calcext:value-type="float">
            <text:p>0.0488218</text:p>
          </table:table-cell>
          <table:table-cell table:formula="of:=[.F27]/[.F102]" office:value-type="float" office:value="2.45173262763765" calcext:value-type="float">
            <text:p>2.4517326276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400000" calcext:value-type="float">
            <text:p>400000</text:p>
          </table:table-cell>
          <table:table-cell office:value-type="float" office:value="0.0487255" calcext:value-type="float">
            <text:p>0.0487255</text:p>
          </table:table-cell>
          <table:table-cell table:formula="of:=[.F28]/[.F103]" office:value-type="float" office:value="2.47092384890868" calcext:value-type="float">
            <text:p>2.4709238489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300000" calcext:value-type="float">
            <text:p>300000</text:p>
          </table:table-cell>
          <table:table-cell office:value-type="float" office:value="0.0487079" calcext:value-type="float">
            <text:p>0.0487079</text:p>
          </table:table-cell>
          <table:table-cell table:formula="of:=[.F29]/[.F104]" office:value-type="float" office:value="2.45099870862837" calcext:value-type="float">
            <text:p>2.4509987086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0.0487109" calcext:value-type="float">
            <text:p>0.0487109</text:p>
          </table:table-cell>
          <table:table-cell table:formula="of:=[.F30]/[.F105]" office:value-type="float" office:value="2.45667807410662" calcext:value-type="float">
            <text:p>2.4566780741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0492722" calcext:value-type="float">
            <text:p>0.0492722</text:p>
          </table:table-cell>
          <table:table-cell table:formula="of:=[.F31]/[.F106]" office:value-type="float" office:value="2.42915883601706" calcext:value-type="float">
            <text:p>2.429158836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90000" calcext:value-type="float">
            <text:p>90000</text:p>
          </table:table-cell>
          <table:table-cell office:value-type="float" office:value="0.0491257" calcext:value-type="float">
            <text:p>0.0491257</text:p>
          </table:table-cell>
          <table:table-cell table:formula="of:=[.F32]/[.F107]" office:value-type="float" office:value="2.42693742786362" calcext:value-type="float">
            <text:p>2.4269374279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80000" calcext:value-type="float">
            <text:p>80000</text:p>
          </table:table-cell>
          <table:table-cell office:value-type="float" office:value="0.0489761" calcext:value-type="float">
            <text:p>0.0489761</text:p>
          </table:table-cell>
          <table:table-cell table:formula="of:=[.F33]/[.F108]" office:value-type="float" office:value="2.46356896527082" calcext:value-type="float">
            <text:p>2.4635689653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70000" calcext:value-type="float">
            <text:p>70000</text:p>
          </table:table-cell>
          <table:table-cell office:value-type="float" office:value="0.0490538" calcext:value-type="float">
            <text:p>0.0490538</text:p>
          </table:table-cell>
          <table:table-cell table:formula="of:=[.F34]/[.F109]" office:value-type="float" office:value="2.43224785847376" calcext:value-type="float">
            <text:p>2.4322478585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60000" calcext:value-type="float">
            <text:p>60000</text:p>
          </table:table-cell>
          <table:table-cell office:value-type="float" office:value="0.048935" calcext:value-type="float">
            <text:p>0.048935</text:p>
          </table:table-cell>
          <table:table-cell table:formula="of:=[.F35]/[.F110]" office:value-type="float" office:value="2.43803003984878" calcext:value-type="float">
            <text:p>2.4380300398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0.0492071" calcext:value-type="float">
            <text:p>0.0492071</text:p>
          </table:table-cell>
          <table:table-cell table:formula="of:=[.F36]/[.F111]" office:value-type="float" office:value="2.43458769161361" calcext:value-type="float">
            <text:p>2.4345876916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0.0500954" calcext:value-type="float">
            <text:p>0.0500954</text:p>
          </table:table-cell>
          <table:table-cell table:formula="of:=[.F37]/[.F112]" office:value-type="float" office:value="2.39451127249208" calcext:value-type="float">
            <text:p>2.3945112725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30000" calcext:value-type="float">
            <text:p>30000</text:p>
          </table:table-cell>
          <table:table-cell office:value-type="float" office:value="0.049739" calcext:value-type="float">
            <text:p>0.049739</text:p>
          </table:table-cell>
          <table:table-cell table:formula="of:=[.F38]/[.F113]" office:value-type="float" office:value="2.4207764530851" calcext:value-type="float">
            <text:p>2.4207764531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0000" calcext:value-type="float">
            <text:p>20000</text:p>
          </table:table-cell>
          <table:table-cell office:value-type="float" office:value="0.0517608" calcext:value-type="float">
            <text:p>0.0517608</text:p>
          </table:table-cell>
          <table:table-cell table:formula="of:=[.F39]/[.F114]" office:value-type="float" office:value="2.36609557812089" calcext:value-type="float">
            <text:p>2.3660955781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564488" calcext:value-type="float">
            <text:p>0.0564488</text:p>
          </table:table-cell>
          <table:table-cell table:formula="of:=[.F40]/[.F115]" office:value-type="float" office:value="2.19834611187483" calcext:value-type="float">
            <text:p>2.1983461119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9000" calcext:value-type="float">
            <text:p>9000</text:p>
          </table:table-cell>
          <table:table-cell office:value-type="float" office:value="0.0568754" calcext:value-type="float">
            <text:p>0.0568754</text:p>
          </table:table-cell>
          <table:table-cell table:formula="of:=[.F41]/[.F116]" office:value-type="float" office:value="2.17911434469032" calcext:value-type="float">
            <text:p>2.1791143447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8000" calcext:value-type="float">
            <text:p>8000</text:p>
          </table:table-cell>
          <table:table-cell office:value-type="float" office:value="0.0563854" calcext:value-type="float">
            <text:p>0.0563854</text:p>
          </table:table-cell>
          <table:table-cell table:formula="of:=[.F42]/[.F117]" office:value-type="float" office:value="2.18029844605164" calcext:value-type="float">
            <text:p>2.1802984461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7000" calcext:value-type="float">
            <text:p>7000</text:p>
          </table:table-cell>
          <table:table-cell office:value-type="float" office:value="0.0565672" calcext:value-type="float">
            <text:p>0.0565672</text:p>
          </table:table-cell>
          <table:table-cell table:formula="of:=[.F43]/[.F118]" office:value-type="float" office:value="2.20164689077769" calcext:value-type="float">
            <text:p>2.2016468908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6000" calcext:value-type="float">
            <text:p>6000</text:p>
          </table:table-cell>
          <table:table-cell office:value-type="float" office:value="0.0701473" calcext:value-type="float">
            <text:p>0.0701473</text:p>
          </table:table-cell>
          <table:table-cell table:formula="of:=[.F44]/[.F119]" office:value-type="float" office:value="1.85657894174116" calcext:value-type="float">
            <text:p>1.8565789417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0695713" calcext:value-type="float">
            <text:p>0.0695713</text:p>
          </table:table-cell>
          <table:table-cell table:formula="of:=[.F45]/[.F120]" office:value-type="float" office:value="1.79845712240536" calcext:value-type="float">
            <text:p>1.7984571224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4000" calcext:value-type="float">
            <text:p>4000</text:p>
          </table:table-cell>
          <table:table-cell office:value-type="float" office:value="0.0696223" calcext:value-type="float">
            <text:p>0.0696223</text:p>
          </table:table-cell>
          <table:table-cell table:formula="of:=[.F46]/[.F121]" office:value-type="float" office:value="1.80187957019518" calcext:value-type="float">
            <text:p>1.8018795702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3000" calcext:value-type="float">
            <text:p>3000</text:p>
          </table:table-cell>
          <table:table-cell office:value-type="float" office:value="0.119631" calcext:value-type="float">
            <text:p>0.119631</text:p>
          </table:table-cell>
          <table:table-cell table:formula="of:=[.F47]/[.F122]" office:value-type="float" office:value="1.09672242144595" calcext:value-type="float">
            <text:p>1.0967224214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000" calcext:value-type="float">
            <text:p>2000</text:p>
          </table:table-cell>
          <table:table-cell office:value-type="float" office:value="0.12231" calcext:value-type="float">
            <text:p>0.12231</text:p>
          </table:table-cell>
          <table:table-cell table:formula="of:=[.F48]/[.F123]" office:value-type="float" office:value="1.0815959447306" calcext:value-type="float">
            <text:p>1.0815959447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0.293778" calcext:value-type="float">
            <text:p>0.293778</text:p>
          </table:table-cell>
          <table:table-cell table:formula="of:=[.F49]/[.F124]" office:value-type="float" office:value="0.482878227777437" calcext:value-type="float">
            <text:p>0.4828782278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900" calcext:value-type="float">
            <text:p>900</text:p>
          </table:table-cell>
          <table:table-cell office:value-type="float" office:value="0.299268" calcext:value-type="float">
            <text:p>0.299268</text:p>
          </table:table-cell>
          <table:table-cell table:formula="of:=[.F50]/[.F125]" office:value-type="float" office:value="0.474053356857399" calcext:value-type="float">
            <text:p>0.4740533569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800" calcext:value-type="float">
            <text:p>800</text:p>
          </table:table-cell>
          <table:table-cell office:value-type="float" office:value="0.294188" calcext:value-type="float">
            <text:p>0.294188</text:p>
          </table:table-cell>
          <table:table-cell table:formula="of:=[.F51]/[.F126]" office:value-type="float" office:value="0.484030619875726" calcext:value-type="float">
            <text:p>0.4840306199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700" calcext:value-type="float">
            <text:p>700</text:p>
          </table:table-cell>
          <table:table-cell office:value-type="float" office:value="0.650388" calcext:value-type="float">
            <text:p>0.650388</text:p>
          </table:table-cell>
          <table:table-cell table:formula="of:=[.F52]/[.F127]" office:value-type="float" office:value="0.254692583504001" calcext:value-type="float">
            <text:p>0.2546925835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600" calcext:value-type="float">
            <text:p>600</text:p>
          </table:table-cell>
          <table:table-cell office:value-type="float" office:value="0.652612" calcext:value-type="float">
            <text:p>0.652612</text:p>
          </table:table-cell>
          <table:table-cell table:formula="of:=[.F53]/[.F128]" office:value-type="float" office:value="0.25047194964236" calcext:value-type="float">
            <text:p>0.2504719496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500" calcext:value-type="float">
            <text:p>500</text:p>
          </table:table-cell>
          <table:table-cell office:value-type="float" office:value="0.647886" calcext:value-type="float">
            <text:p>0.647886</text:p>
          </table:table-cell>
          <table:table-cell table:formula="of:=[.F54]/[.F129]" office:value-type="float" office:value="0.251230926428415" calcext:value-type="float">
            <text:p>0.2512309264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400" calcext:value-type="float">
            <text:p>400</text:p>
          </table:table-cell>
          <table:table-cell office:value-type="float" office:value="0.649634" calcext:value-type="float">
            <text:p>0.649634</text:p>
          </table:table-cell>
          <table:table-cell table:formula="of:=[.F55]/[.F130]" office:value-type="float" office:value="0.252819279779076" calcext:value-type="float">
            <text:p>0.2528192798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odel name : AMD FX(tm)-8350 Eight-Core Processor</text:p>
          </table:table-cell>
          <table:table-cell office:value-type="string" calcext:value-type="string">
            <text:p>Decentralized 4 Threa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<text:s/>host</text:p>
          </table:table-cell>
          <table:table-cell office:value-type="string" calcext:value-type="string">
            <text:p><text:s/>threads</text:p>
          </table:table-cell>
          <table:table-cell office:value-type="string" calcext:value-type="string">
            <text:p><text:s/>particles</text:p>
          </table:table-cell>
          <table:table-cell office:value-type="string" calcext:value-type="string">
            <text:p><text:s/>grainsize</text:p>
          </table:table-cell>
          <table:table-cell office:value-type="string" calcext:value-type="string">
            <text:p><text:s/>seconds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0000000" calcext:value-type="float">
            <text:p>100000000</text:p>
          </table:table-cell>
          <table:table-cell office:value-type="float" office:value="0.0705689" calcext:value-type="float">
            <text:p>0.0705689</text:p>
          </table:table-cell>
          <table:table-cell table:formula="of:=[.F79]/[.F134]" office:value-type="float" office:value="0.982874892480966" calcext:value-type="float">
            <text:p>0.9828748925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90000000" calcext:value-type="float">
            <text:p>90000000</text:p>
          </table:table-cell>
          <table:table-cell office:value-type="float" office:value="0.070396" calcext:value-type="float">
            <text:p>0.070396</text:p>
          </table:table-cell>
          <table:table-cell table:formula="of:=[.F80]/[.F135]" office:value-type="float" office:value="1.00391641570544" calcext:value-type="float">
            <text:p>1.0039164157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80000000" calcext:value-type="float">
            <text:p>80000000</text:p>
          </table:table-cell>
          <table:table-cell office:value-type="float" office:value="0.0706447" calcext:value-type="float">
            <text:p>0.0706447</text:p>
          </table:table-cell>
          <table:table-cell table:formula="of:=[.F81]/[.F136]" office:value-type="float" office:value="0.985134058181293" calcext:value-type="float">
            <text:p>0.9851340582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70000000" calcext:value-type="float">
            <text:p>70000000</text:p>
          </table:table-cell>
          <table:table-cell office:value-type="float" office:value="0.0706021" calcext:value-type="float">
            <text:p>0.0706021</text:p>
          </table:table-cell>
          <table:table-cell table:formula="of:=[.F82]/[.F137]" office:value-type="float" office:value="0.983996226741131" calcext:value-type="float">
            <text:p>0.9839962267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60000000" calcext:value-type="float">
            <text:p>60000000</text:p>
          </table:table-cell>
          <table:table-cell office:value-type="float" office:value="0.0705854" calcext:value-type="float">
            <text:p>0.0705854</text:p>
          </table:table-cell>
          <table:table-cell table:formula="of:=[.F83]/[.F138]" office:value-type="float" office:value="0.988501871491838" calcext:value-type="float">
            <text:p>0.9885018715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0.0488685" calcext:value-type="float">
            <text:p>0.0488685</text:p>
          </table:table-cell>
          <table:table-cell table:formula="of:=[.F84]/[.F139]" office:value-type="float" office:value="1.00002250938744" calcext:value-type="float">
            <text:p>1.0000225094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40000000" calcext:value-type="float">
            <text:p>40000000</text:p>
          </table:table-cell>
          <table:table-cell office:value-type="float" office:value="0.0490798" calcext:value-type="float">
            <text:p>0.0490798</text:p>
          </table:table-cell>
          <table:table-cell table:formula="of:=[.F85]/[.F140]" office:value-type="float" office:value="0.997495914816279" calcext:value-type="float">
            <text:p>0.9974959148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30000000" calcext:value-type="float">
            <text:p>30000000</text:p>
          </table:table-cell>
          <table:table-cell office:value-type="float" office:value="0.048949" calcext:value-type="float">
            <text:p>0.048949</text:p>
          </table:table-cell>
          <table:table-cell table:formula="of:=[.F86]/[.F141]" office:value-type="float" office:value="0.999452491368567" calcext:value-type="float">
            <text:p>0.9994524914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0.0488647" calcext:value-type="float">
            <text:p>0.0488647</text:p>
          </table:table-cell>
          <table:table-cell table:formula="of:=[.F87]/[.F142]" office:value-type="float" office:value="1.00108667402031" calcext:value-type="float">
            <text:p>1.001086674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.0487941" calcext:value-type="float">
            <text:p>0.0487941</text:p>
          </table:table-cell>
          <table:table-cell table:formula="of:=[.F88]/[.F143]" office:value-type="float" office:value="1.01412465851404" calcext:value-type="float">
            <text:p>1.0141246585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9000000" calcext:value-type="float">
            <text:p>9000000</text:p>
          </table:table-cell>
          <table:table-cell office:value-type="float" office:value="0.0490419" calcext:value-type="float">
            <text:p>0.0490419</text:p>
          </table:table-cell>
          <table:table-cell table:formula="of:=[.F89]/[.F144]" office:value-type="float" office:value="0.994445565934436" calcext:value-type="float">
            <text:p>0.9944455659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8000000" calcext:value-type="float">
            <text:p>8000000</text:p>
          </table:table-cell>
          <table:table-cell office:value-type="float" office:value="0.0490661" calcext:value-type="float">
            <text:p>0.0490661</text:p>
          </table:table-cell>
          <table:table-cell table:formula="of:=[.F90]/[.F145]" office:value-type="float" office:value="0.98971998997271" calcext:value-type="float">
            <text:p>0.98971999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7000000" calcext:value-type="float">
            <text:p>7000000</text:p>
          </table:table-cell>
          <table:table-cell office:value-type="float" office:value="0.0488066" calcext:value-type="float">
            <text:p>0.0488066</text:p>
          </table:table-cell>
          <table:table-cell table:formula="of:=[.F91]/[.F146]" office:value-type="float" office:value="1.00015981445132" calcext:value-type="float">
            <text:p>1.0001598145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6000000" calcext:value-type="float">
            <text:p>6000000</text:p>
          </table:table-cell>
          <table:table-cell office:value-type="float" office:value="0.048772" calcext:value-type="float">
            <text:p>0.048772</text:p>
          </table:table-cell>
          <table:table-cell table:formula="of:=[.F92]/[.F147]" office:value-type="float" office:value="0.998017305011072" calcext:value-type="float">
            <text:p>0.998017305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0.0488113" calcext:value-type="float">
            <text:p>0.0488113</text:p>
          </table:table-cell>
          <table:table-cell table:formula="of:=[.F93]/[.F148]" office:value-type="float" office:value="0.998658097612643" calcext:value-type="float">
            <text:p>0.9986580976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0.0493974" calcext:value-type="float">
            <text:p>0.0493974</text:p>
          </table:table-cell>
          <table:table-cell table:formula="of:=[.F94]/[.F149]" office:value-type="float" office:value="1.00090085713013" calcext:value-type="float">
            <text:p>1.0009008571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0.0491169" calcext:value-type="float">
            <text:p>0.0491169</text:p>
          </table:table-cell>
          <table:table-cell table:formula="of:=[.F95]/[.F150]" office:value-type="float" office:value="0.998853755021184" calcext:value-type="float">
            <text:p>0.998853755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0.048767" calcext:value-type="float">
            <text:p>0.048767</text:p>
          </table:table-cell>
          <table:table-cell table:formula="of:=[.F96]/[.F151]" office:value-type="float" office:value="0.997260442512355" calcext:value-type="float">
            <text:p>0.9972604425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0483698" calcext:value-type="float">
            <text:p>0.0483698</text:p>
          </table:table-cell>
          <table:table-cell table:formula="of:=[.F97]/[.F152]" office:value-type="float" office:value="1.00277239103738" calcext:value-type="float">
            <text:p>1.002772391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900000" calcext:value-type="float">
            <text:p>900000</text:p>
          </table:table-cell>
          <table:table-cell office:value-type="float" office:value="0.0487825" calcext:value-type="float">
            <text:p>0.0487825</text:p>
          </table:table-cell>
          <table:table-cell table:formula="of:=[.F98]/[.F153]" office:value-type="float" office:value="1.00102085788961" calcext:value-type="float">
            <text:p>1.0010208579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800000" calcext:value-type="float">
            <text:p>800000</text:p>
          </table:table-cell>
          <table:table-cell office:value-type="float" office:value="0.0487527" calcext:value-type="float">
            <text:p>0.0487527</text:p>
          </table:table-cell>
          <table:table-cell table:formula="of:=[.F99]/[.F154]" office:value-type="float" office:value="1.00716473138924" calcext:value-type="float">
            <text:p>1.0071647314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700000" calcext:value-type="float">
            <text:p>700000</text:p>
          </table:table-cell>
          <table:table-cell office:value-type="float" office:value="0.0484892" calcext:value-type="float">
            <text:p>0.0484892</text:p>
          </table:table-cell>
          <table:table-cell table:formula="of:=[.F100]/[.F155]" office:value-type="float" office:value="1.02067264463014" calcext:value-type="float">
            <text:p>1.0206726446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600000" calcext:value-type="float">
            <text:p>600000</text:p>
          </table:table-cell>
          <table:table-cell office:value-type="float" office:value="0.048452" calcext:value-type="float">
            <text:p>0.048452</text:p>
          </table:table-cell>
          <table:table-cell table:formula="of:=[.F101]/[.F156]" office:value-type="float" office:value="1.00286469082804" calcext:value-type="float">
            <text:p>1.0028646908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500000" calcext:value-type="float">
            <text:p>500000</text:p>
          </table:table-cell>
          <table:table-cell office:value-type="float" office:value="0.0485085" calcext:value-type="float">
            <text:p>0.0485085</text:p>
          </table:table-cell>
          <table:table-cell table:formula="of:=[.F102]/[.F157]" office:value-type="float" office:value="1.006458661884" calcext:value-type="float">
            <text:p>1.0064586619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400000" calcext:value-type="float">
            <text:p>400000</text:p>
          </table:table-cell>
          <table:table-cell office:value-type="float" office:value="0.0488203" calcext:value-type="float">
            <text:p>0.0488203</text:p>
          </table:table-cell>
          <table:table-cell table:formula="of:=[.F103]/[.F158]" office:value-type="float" office:value="0.998058184812465" calcext:value-type="float">
            <text:p>0.9980581848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300000" calcext:value-type="float">
            <text:p>300000</text:p>
          </table:table-cell>
          <table:table-cell office:value-type="float" office:value="0.0484342" calcext:value-type="float">
            <text:p>0.0484342</text:p>
          </table:table-cell>
          <table:table-cell table:formula="of:=[.F104]/[.F159]" office:value-type="float" office:value="1.00565096563998" calcext:value-type="float">
            <text:p>1.0056509656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0.0484528" calcext:value-type="float">
            <text:p>0.0484528</text:p>
          </table:table-cell>
          <table:table-cell table:formula="of:=[.F105]/[.F160]" office:value-type="float" office:value="1.00532683353697" calcext:value-type="float">
            <text:p>1.0053268335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0483606" calcext:value-type="float">
            <text:p>0.0483606</text:p>
          </table:table-cell>
          <table:table-cell table:formula="of:=[.F106]/[.F161]" office:value-type="float" office:value="1.01885005562379" calcext:value-type="float">
            <text:p>1.0188500556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90000" calcext:value-type="float">
            <text:p>90000</text:p>
          </table:table-cell>
          <table:table-cell office:value-type="float" office:value="0.048518" calcext:value-type="float">
            <text:p>0.048518</text:p>
          </table:table-cell>
          <table:table-cell table:formula="of:=[.F107]/[.F162]" office:value-type="float" office:value="1.01252524836143" calcext:value-type="float">
            <text:p>1.0125252484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80000" calcext:value-type="float">
            <text:p>80000</text:p>
          </table:table-cell>
          <table:table-cell office:value-type="float" office:value="0.048526" calcext:value-type="float">
            <text:p>0.048526</text:p>
          </table:table-cell>
          <table:table-cell table:formula="of:=[.F108]/[.F163]" office:value-type="float" office:value="1.00927543997033" calcext:value-type="float">
            <text:p>1.00927544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70000" calcext:value-type="float">
            <text:p>70000</text:p>
          </table:table-cell>
          <table:table-cell office:value-type="float" office:value="0.0484179" calcext:value-type="float">
            <text:p>0.0484179</text:p>
          </table:table-cell>
          <table:table-cell table:formula="of:=[.F109]/[.F164]" office:value-type="float" office:value="1.01313357250108" calcext:value-type="float">
            <text:p>1.0131335725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60000" calcext:value-type="float">
            <text:p>60000</text:p>
          </table:table-cell>
          <table:table-cell office:value-type="float" office:value="0.0484281" calcext:value-type="float">
            <text:p>0.0484281</text:p>
          </table:table-cell>
          <table:table-cell table:formula="of:=[.F110]/[.F165]" office:value-type="float" office:value="1.01046706354369" calcext:value-type="float">
            <text:p>1.0104670635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0.0487132" calcext:value-type="float">
            <text:p>0.0487132</text:p>
          </table:table-cell>
          <table:table-cell table:formula="of:=[.F111]/[.F166]" office:value-type="float" office:value="1.01013893564783" calcext:value-type="float">
            <text:p>1.0101389356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0.048582" calcext:value-type="float">
            <text:p>0.048582</text:p>
          </table:table-cell>
          <table:table-cell table:formula="of:=[.F112]/[.F167]" office:value-type="float" office:value="1.0311514552715" calcext:value-type="float">
            <text:p>1.0311514553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30000" calcext:value-type="float">
            <text:p>30000</text:p>
          </table:table-cell>
          <table:table-cell office:value-type="float" office:value="0.0485193" calcext:value-type="float">
            <text:p>0.0485193</text:p>
          </table:table-cell>
          <table:table-cell table:formula="of:=[.F113]/[.F168]" office:value-type="float" office:value="1.02513845006008" calcext:value-type="float">
            <text:p>1.0251384501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0000" calcext:value-type="float">
            <text:p>20000</text:p>
          </table:table-cell>
          <table:table-cell office:value-type="float" office:value="0.0487916" calcext:value-type="float">
            <text:p>0.0487916</text:p>
          </table:table-cell>
          <table:table-cell table:formula="of:=[.F114]/[.F169]" office:value-type="float" office:value="1.06085473729085" calcext:value-type="float">
            <text:p>1.0608547373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492421" calcext:value-type="float">
            <text:p>0.0492421</text:p>
          </table:table-cell>
          <table:table-cell table:formula="of:=[.F115]/[.F170]" office:value-type="float" office:value="1.14635240982818" calcext:value-type="float">
            <text:p>1.1463524098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9000" calcext:value-type="float">
            <text:p>9000</text:p>
          </table:table-cell>
          <table:table-cell office:value-type="float" office:value="0.0491277" calcext:value-type="float">
            <text:p>0.0491277</text:p>
          </table:table-cell>
          <table:table-cell table:formula="of:=[.F116]/[.F171]" office:value-type="float" office:value="1.15770532713724" calcext:value-type="float">
            <text:p>1.1577053271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8000" calcext:value-type="float">
            <text:p>8000</text:p>
          </table:table-cell>
          <table:table-cell office:value-type="float" office:value="0.0494131" calcext:value-type="float">
            <text:p>0.0494131</text:p>
          </table:table-cell>
          <table:table-cell table:formula="of:=[.F117]/[.F172]" office:value-type="float" office:value="1.14110225830802" calcext:value-type="float">
            <text:p>1.1411022583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7000" calcext:value-type="float">
            <text:p>7000</text:p>
          </table:table-cell>
          <table:table-cell office:value-type="float" office:value="0.0493061" calcext:value-type="float">
            <text:p>0.0493061</text:p>
          </table:table-cell>
          <table:table-cell table:formula="of:=[.F118]/[.F173]" office:value-type="float" office:value="1.1472657541359" calcext:value-type="float">
            <text:p>1.1472657541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6000" calcext:value-type="float">
            <text:p>6000</text:p>
          </table:table-cell>
          <table:table-cell office:value-type="float" office:value="0.05002" calcext:value-type="float">
            <text:p>0.05002</text:p>
          </table:table-cell>
          <table:table-cell table:formula="of:=[.F119]/[.F174]" office:value-type="float" office:value="1.40238504598161" calcext:value-type="float">
            <text:p>1.402385046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0499494" calcext:value-type="float">
            <text:p>0.0499494</text:p>
          </table:table-cell>
          <table:table-cell table:formula="of:=[.F120]/[.F175]" office:value-type="float" office:value="1.39283554957617" calcext:value-type="float">
            <text:p>1.3928355496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4000" calcext:value-type="float">
            <text:p>4000</text:p>
          </table:table-cell>
          <table:table-cell office:value-type="float" office:value="0.0499389" calcext:value-type="float">
            <text:p>0.0499389</text:p>
          </table:table-cell>
          <table:table-cell table:formula="of:=[.F121]/[.F176]" office:value-type="float" office:value="1.39414965087337" calcext:value-type="float">
            <text:p>1.3941496509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3000" calcext:value-type="float">
            <text:p>3000</text:p>
          </table:table-cell>
          <table:table-cell office:value-type="float" office:value="0.0519189" calcext:value-type="float">
            <text:p>0.0519189</text:p>
          </table:table-cell>
          <table:table-cell table:formula="of:=[.F122]/[.F177]" office:value-type="float" office:value="2.3041898037131" calcext:value-type="float">
            <text:p>2.3041898037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000" calcext:value-type="float">
            <text:p>2000</text:p>
          </table:table-cell>
          <table:table-cell office:value-type="float" office:value="0.0520255" calcext:value-type="float">
            <text:p>0.0520255</text:p>
          </table:table-cell>
          <table:table-cell table:formula="of:=[.F123]/[.F178]" office:value-type="float" office:value="2.35096250876974" calcext:value-type="float">
            <text:p>2.3509625088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0.056811" calcext:value-type="float">
            <text:p>0.056811</text:p>
          </table:table-cell>
          <table:table-cell table:formula="of:=[.F124]/[.F179]" office:value-type="float" office:value="5.17114643290912" calcext:value-type="float">
            <text:p>5.1711464329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900" calcext:value-type="float">
            <text:p>900</text:p>
          </table:table-cell>
          <table:table-cell office:value-type="float" office:value="0.0564488" calcext:value-type="float">
            <text:p>0.0564488</text:p>
          </table:table-cell>
          <table:table-cell table:formula="of:=[.F125]/[.F180]" office:value-type="float" office:value="5.30158302745142" calcext:value-type="float">
            <text:p>5.3015830275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800" calcext:value-type="float">
            <text:p>800</text:p>
          </table:table-cell>
          <table:table-cell office:value-type="float" office:value="0.0566093" calcext:value-type="float">
            <text:p>0.0566093</text:p>
          </table:table-cell>
          <table:table-cell table:formula="of:=[.F126]/[.F181]" office:value-type="float" office:value="5.19681395106458" calcext:value-type="float">
            <text:p>5.1968139511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700" calcext:value-type="float">
            <text:p>700</text:p>
          </table:table-cell>
          <table:table-cell office:value-type="float" office:value="0.0704716" calcext:value-type="float">
            <text:p>0.0704716</text:p>
          </table:table-cell>
          <table:table-cell table:formula="of:=[.F127]/[.F182]" office:value-type="float" office:value="9.22907951571981" calcext:value-type="float">
            <text:p>9.2290795157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600" calcext:value-type="float">
            <text:p>600</text:p>
          </table:table-cell>
          <table:table-cell office:value-type="float" office:value="0.0695268" calcext:value-type="float">
            <text:p>0.0695268</text:p>
          </table:table-cell>
          <table:table-cell table:formula="of:=[.F128]/[.F183]" office:value-type="float" office:value="9.38648118423399" calcext:value-type="float">
            <text:p>9.3864811842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500" calcext:value-type="float">
            <text:p>500</text:p>
          </table:table-cell>
          <table:table-cell office:value-type="float" office:value="0.0702622" calcext:value-type="float">
            <text:p>0.0702622</text:p>
          </table:table-cell>
          <table:table-cell table:formula="of:=[.F129]/[.F184]" office:value-type="float" office:value="9.22097514737654" calcext:value-type="float">
            <text:p>9.2209751474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400" calcext:value-type="float">
            <text:p>400</text:p>
          </table:table-cell>
          <table:table-cell office:value-type="float" office:value="0.069915" calcext:value-type="float">
            <text:p>0.069915</text:p>
          </table:table-cell>
          <table:table-cell table:formula="of:=[.F130]/[.F185]" office:value-type="float" office:value="9.29176857612816" calcext:value-type="float">
            <text:p>9.2917685761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300" calcext:value-type="float">
            <text:p>300</text:p>
          </table:table-cell>
          <table:table-cell office:value-type="float" office:value="0.111185" calcext:value-type="float">
            <text:p>0.111185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00" calcext:value-type="float">
            <text:p>200</text:p>
          </table:table-cell>
          <table:table-cell office:value-type="float" office:value="0.111964" calcext:value-type="float">
            <text:p>0.111964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100" calcext:value-type="float">
            <text:p>100</text:p>
          </table:table-cell>
          <table:table-cell office:value-type="float" office:value="0.225984" calcext:value-type="float">
            <text:p>0.225984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90" calcext:value-type="float">
            <text:p>90</text:p>
          </table:table-cell>
          <table:table-cell office:value-type="float" office:value="0.435169" calcext:value-type="float">
            <text:p>0.435169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80" calcext:value-type="float">
            <text:p>80</text:p>
          </table:table-cell>
          <table:table-cell office:value-type="float" office:value="0.433317" calcext:value-type="float">
            <text:p>0.433317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70" calcext:value-type="float">
            <text:p>70</text:p>
          </table:table-cell>
          <table:table-cell office:value-type="float" office:value="0.43412" calcext:value-type="float">
            <text:p>0.43412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60" calcext:value-type="float">
            <text:p>60</text:p>
          </table:table-cell>
          <table:table-cell office:value-type="float" office:value="0.439353" calcext:value-type="float">
            <text:p>0.439353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50" calcext:value-type="float">
            <text:p>50</text:p>
          </table:table-cell>
          <table:table-cell office:value-type="float" office:value="0.440984" calcext:value-type="float">
            <text:p>0.440984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40" calcext:value-type="float">
            <text:p>40</text:p>
          </table:table-cell>
          <table:table-cell office:value-type="float" office:value="0.866481" calcext:value-type="float">
            <text:p>0.866481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30" calcext:value-type="float">
            <text:p>30</text:p>
          </table:table-cell>
          <table:table-cell office:value-type="float" office:value="0.872408" calcext:value-type="float">
            <text:p>0.872408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0" calcext:value-type="float">
            <text:p>20</text:p>
          </table:table-cell>
          <table:table-cell office:value-type="float" office:value="1.70912" calcext:value-type="float">
            <text:p>1.70912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10" calcext:value-type="float">
            <text:p>10</text:p>
          </table:table-cell>
          <table:table-cell office:value-type="float" office:value="3.39648" calcext:value-type="float">
            <text:p>3.39648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9" calcext:value-type="float">
            <text:p>9</text:p>
          </table:table-cell>
          <table:table-cell office:value-type="float" office:value="3.42801" calcext:value-type="float">
            <text:p>3.42801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8" calcext:value-type="float">
            <text:p>8</text:p>
          </table:table-cell>
          <table:table-cell office:value-type="float" office:value="3.42973" calcext:value-type="float">
            <text:p>3.42973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7" calcext:value-type="float">
            <text:p>7</text:p>
          </table:table-cell>
          <table:table-cell office:value-type="float" office:value="3.41541" calcext:value-type="float">
            <text:p>3.41541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6" calcext:value-type="float">
            <text:p>6</text:p>
          </table:table-cell>
          <table:table-cell office:value-type="float" office:value="6.65212" calcext:value-type="float">
            <text:p>6.65212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5" calcext:value-type="float">
            <text:p>5</text:p>
          </table:table-cell>
          <table:table-cell office:value-type="float" office:value="6.79045" calcext:value-type="float">
            <text:p>6.79045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4" calcext:value-type="float">
            <text:p>4</text:p>
          </table:table-cell>
          <table:table-cell office:value-type="float" office:value="6.82208" calcext:value-type="float">
            <text:p>6.82208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3" calcext:value-type="float">
            <text:p>3</text:p>
          </table:table-cell>
          <table:table-cell office:value-type="float" office:value="13.3191" calcext:value-type="float">
            <text:p>13.319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Gargi-1.2b" svg:font-family="Gargi-1.2b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Gargi-1.2b" style:font-family-complex="Gargi-1.2b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8">00/00/0000</text:date>, <text:time style:data-style-name="N2" text:time-value="21:57:06.7319109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3-08T22:24:31.078262894</dc:date>
    <meta:editing-duration>PT12M33S</meta:editing-duration>
    <meta:editing-cycles>2</meta:editing-cycles>
    <meta:generator>LibreOffice/4.4.0.3$Linux_X86_64 LibreOffice_project/40m0$Build-3</meta:generator>
    <meta:document-statistic meta:table-count="1" meta:cell-count="137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475cm" svg:y="0.316cm" chart:style-name="ch2">
          <text:p>Driver-Reduce</text:p>
        </chart:title>
        <chart:legend chart:legend-position="end" svg:x="11.137cm" svg:y="3.703cm" style:legend-expansion="high" chart:style-name="ch3"/>
        <chart:plot-area chart:style-name="ch4" table:cell-range-address="100m_reduce.E4:100m_reduce.F75 100m_reduce.B2:100m_reduce.B2 100m_reduce.B77:100m_reduce.B77 100m_reduce.F79:100m_reduce.F130 100m_reduce.B132:100m_reduce.B132 100m_reduce.F134:100m_reduce.F204" chart:data-source-has-labels="row" svg:x="0.32cm" svg:y="1.275cm" svg:width="10.497cm" svg:height="7.545cm">
          <chartooo:coordinate-region svg:x="0.32cm" svg:y="1.475cm" svg:width="9.041cm" svg:height="6.3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100m_reduce.F4:100m_reduce.F75" chart:label-cell-address="100m_reduce.B2:100m_reduce.B2" chart:class="chart:scatter">
            <chart:domain table:cell-range-address="100m_reduce.E4:100m_reduce.E75"/>
            <chart:data-point chart:repeated="72"/>
          </chart:series>
          <chart:series chart:style-name="ch9" chart:values-cell-range-address="100m_reduce.F79:100m_reduce.F130" chart:label-cell-address="100m_reduce.B77:100m_reduce.B77" chart:class="chart:scatter">
            <chart:domain table:cell-range-address="100m_reduce.E79:100m_reduce.E130"/>
            <chart:data-point chart:repeated="52"/>
          </chart:series>
          <chart:series chart:style-name="ch10" chart:values-cell-range-address="100m_reduce.F134:100m_reduce.F204" chart:label-cell-address="100m_reduce.B132:100m_reduce.B132" chart:class="chart:scatter">
            <chart:domain table:cell-range-address="100m_reduce.E134:100m_reduce.E204"/>
            <chart:data-point chart:repeated="7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entralized 1 Thread</text:p>
                <draw:g>
                  <svg:desc>100m_reduce.B2:100m_reduce.B2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Centralized 4 Thread</text:p>
                <draw:g>
                  <svg:desc>100m_reduce.B77:100m_reduce.B77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Decentralized 4 Thread</text:p>
                <draw:g>
                  <svg:desc>100m_reduce.B132:100m_reduce.B13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0000">
                <text:p>100000000</text:p>
                <draw:g>
                  <svg:desc>100m_reduce.E4:100m_reduce.E75</svg:desc>
                </draw:g>
              </table:table-cell>
              <table:table-cell office:value-type="float" office:value="0.118439">
                <text:p>0.118439</text:p>
                <draw:g>
                  <svg:desc>100m_reduce.F4:100m_reduce.F75</svg:desc>
                </draw:g>
              </table:table-cell>
              <table:table-cell office:value-type="float" office:value="100000000">
                <text:p>100000000</text:p>
                <draw:g>
                  <svg:desc>100m_reduce.E79:100m_reduce.E130</svg:desc>
                </draw:g>
              </table:table-cell>
              <table:table-cell office:value-type="float" office:value="0.0693604">
                <text:p>0.0693604</text:p>
                <draw:g>
                  <svg:desc>100m_reduce.F79:100m_reduce.F130</svg:desc>
                </draw:g>
              </table:table-cell>
              <table:table-cell office:value-type="float" office:value="100000000">
                <text:p>100000000</text:p>
                <draw:g>
                  <svg:desc>100m_reduce.E134:100m_reduce.E204</svg:desc>
                </draw:g>
              </table:table-cell>
              <table:table-cell office:value-type="float" office:value="0.0705689">
                <text:p>0.0705689</text:p>
                <draw:g>
                  <svg:desc>100m_reduce.F134:100m_reduce.F20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0000000">
                <text:p>90000000</text:p>
              </table:table-cell>
              <table:table-cell office:value-type="float" office:value="0.121294">
                <text:p>0.121294</text:p>
              </table:table-cell>
              <table:table-cell office:value-type="float" office:value="90000000">
                <text:p>90000000</text:p>
              </table:table-cell>
              <table:table-cell office:value-type="float" office:value="0.0706717">
                <text:p>0.0706717</text:p>
              </table:table-cell>
              <table:table-cell office:value-type="float" office:value="90000000">
                <text:p>90000000</text:p>
              </table:table-cell>
              <table:table-cell office:value-type="float" office:value="0.070396">
                <text:p>0.0703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0000000">
                <text:p>80000000</text:p>
              </table:table-cell>
              <table:table-cell office:value-type="float" office:value="0.119191">
                <text:p>0.119191</text:p>
              </table:table-cell>
              <table:table-cell office:value-type="float" office:value="80000000">
                <text:p>80000000</text:p>
              </table:table-cell>
              <table:table-cell office:value-type="float" office:value="0.0695945">
                <text:p>0.0695945</text:p>
              </table:table-cell>
              <table:table-cell office:value-type="float" office:value="80000000">
                <text:p>80000000</text:p>
              </table:table-cell>
              <table:table-cell office:value-type="float" office:value="0.0706447">
                <text:p>0.07064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0000000">
                <text:p>70000000</text:p>
              </table:table-cell>
              <table:table-cell office:value-type="float" office:value="0.118059">
                <text:p>0.118059</text:p>
              </table:table-cell>
              <table:table-cell office:value-type="float" office:value="70000000">
                <text:p>70000000</text:p>
              </table:table-cell>
              <table:table-cell office:value-type="float" office:value="0.0694722">
                <text:p>0.0694722</text:p>
              </table:table-cell>
              <table:table-cell office:value-type="float" office:value="70000000">
                <text:p>70000000</text:p>
              </table:table-cell>
              <table:table-cell office:value-type="float" office:value="0.0706021">
                <text:p>0.07060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000000">
                <text:p>60000000</text:p>
              </table:table-cell>
              <table:table-cell office:value-type="float" office:value="0.119002">
                <text:p>0.119002</text:p>
              </table:table-cell>
              <table:table-cell office:value-type="float" office:value="60000000">
                <text:p>60000000</text:p>
              </table:table-cell>
              <table:table-cell office:value-type="float" office:value="0.0697738">
                <text:p>0.0697738</text:p>
              </table:table-cell>
              <table:table-cell office:value-type="float" office:value="60000000">
                <text:p>60000000</text:p>
              </table:table-cell>
              <table:table-cell office:value-type="float" office:value="0.0705854">
                <text:p>0.07058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0000">
                <text:p>50000000</text:p>
              </table:table-cell>
              <table:table-cell office:value-type="float" office:value="0.117821">
                <text:p>0.117821</text:p>
              </table:table-cell>
              <table:table-cell office:value-type="float" office:value="50000000">
                <text:p>50000000</text:p>
              </table:table-cell>
              <table:table-cell office:value-type="float" office:value="0.0488696">
                <text:p>0.0488696</text:p>
              </table:table-cell>
              <table:table-cell office:value-type="float" office:value="50000000">
                <text:p>50000000</text:p>
              </table:table-cell>
              <table:table-cell office:value-type="float" office:value="0.0488685">
                <text:p>0.04886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000000">
                <text:p>40000000</text:p>
              </table:table-cell>
              <table:table-cell office:value-type="float" office:value="0.118155">
                <text:p>0.118155</text:p>
              </table:table-cell>
              <table:table-cell office:value-type="float" office:value="40000000">
                <text:p>40000000</text:p>
              </table:table-cell>
              <table:table-cell office:value-type="float" office:value="0.0489569">
                <text:p>0.0489569</text:p>
              </table:table-cell>
              <table:table-cell office:value-type="float" office:value="40000000">
                <text:p>40000000</text:p>
              </table:table-cell>
              <table:table-cell office:value-type="float" office:value="0.0490798">
                <text:p>0.04907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000000">
                <text:p>30000000</text:p>
              </table:table-cell>
              <table:table-cell office:value-type="float" office:value="0.118077">
                <text:p>0.118077</text:p>
              </table:table-cell>
              <table:table-cell office:value-type="float" office:value="30000000">
                <text:p>30000000</text:p>
              </table:table-cell>
              <table:table-cell office:value-type="float" office:value="0.0489222">
                <text:p>0.0489222</text:p>
              </table:table-cell>
              <table:table-cell office:value-type="float" office:value="30000000">
                <text:p>30000000</text:p>
              </table:table-cell>
              <table:table-cell office:value-type="float" office:value="0.048949">
                <text:p>0.0489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00000">
                <text:p>20000000</text:p>
              </table:table-cell>
              <table:table-cell office:value-type="float" office:value="0.118059">
                <text:p>0.118059</text:p>
              </table:table-cell>
              <table:table-cell office:value-type="float" office:value="20000000">
                <text:p>20000000</text:p>
              </table:table-cell>
              <table:table-cell office:value-type="float" office:value="0.0489178">
                <text:p>0.0489178</text:p>
              </table:table-cell>
              <table:table-cell office:value-type="float" office:value="20000000">
                <text:p>20000000</text:p>
              </table:table-cell>
              <table:table-cell office:value-type="float" office:value="0.0488647">
                <text:p>0.04886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00">
                <text:p>10000000</text:p>
              </table:table-cell>
              <table:table-cell office:value-type="float" office:value="0.118182">
                <text:p>0.118182</text:p>
              </table:table-cell>
              <table:table-cell office:value-type="float" office:value="10000000">
                <text:p>10000000</text:p>
              </table:table-cell>
              <table:table-cell office:value-type="float" office:value="0.0494833">
                <text:p>0.0494833</text:p>
              </table:table-cell>
              <table:table-cell office:value-type="float" office:value="10000000">
                <text:p>10000000</text:p>
              </table:table-cell>
              <table:table-cell office:value-type="float" office:value="0.0487941">
                <text:p>0.048794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000000">
                <text:p>9000000</text:p>
              </table:table-cell>
              <table:table-cell office:value-type="float" office:value="0.119054">
                <text:p>0.119054</text:p>
              </table:table-cell>
              <table:table-cell office:value-type="float" office:value="9000000">
                <text:p>9000000</text:p>
              </table:table-cell>
              <table:table-cell office:value-type="float" office:value="0.0487695">
                <text:p>0.0487695</text:p>
              </table:table-cell>
              <table:table-cell office:value-type="float" office:value="9000000">
                <text:p>9000000</text:p>
              </table:table-cell>
              <table:table-cell office:value-type="float" office:value="0.0490419">
                <text:p>0.04904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000000">
                <text:p>8000000</text:p>
              </table:table-cell>
              <table:table-cell office:value-type="float" office:value="0.118448">
                <text:p>0.118448</text:p>
              </table:table-cell>
              <table:table-cell office:value-type="float" office:value="8000000">
                <text:p>8000000</text:p>
              </table:table-cell>
              <table:table-cell office:value-type="float" office:value="0.0485617">
                <text:p>0.0485617</text:p>
              </table:table-cell>
              <table:table-cell office:value-type="float" office:value="8000000">
                <text:p>8000000</text:p>
              </table:table-cell>
              <table:table-cell office:value-type="float" office:value="0.0490661">
                <text:p>0.049066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000000">
                <text:p>7000000</text:p>
              </table:table-cell>
              <table:table-cell office:value-type="float" office:value="0.119457">
                <text:p>0.119457</text:p>
              </table:table-cell>
              <table:table-cell office:value-type="float" office:value="7000000">
                <text:p>7000000</text:p>
              </table:table-cell>
              <table:table-cell office:value-type="float" office:value="0.0488144">
                <text:p>0.0488144</text:p>
              </table:table-cell>
              <table:table-cell office:value-type="float" office:value="7000000">
                <text:p>7000000</text:p>
              </table:table-cell>
              <table:table-cell office:value-type="float" office:value="0.0488066">
                <text:p>0.048806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000000">
                <text:p>6000000</text:p>
              </table:table-cell>
              <table:table-cell office:value-type="float" office:value="0.118309">
                <text:p>0.118309</text:p>
              </table:table-cell>
              <table:table-cell office:value-type="float" office:value="6000000">
                <text:p>6000000</text:p>
              </table:table-cell>
              <table:table-cell office:value-type="float" office:value="0.0486753">
                <text:p>0.0486753</text:p>
              </table:table-cell>
              <table:table-cell office:value-type="float" office:value="6000000">
                <text:p>6000000</text:p>
              </table:table-cell>
              <table:table-cell office:value-type="float" office:value="0.048772">
                <text:p>0.04877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000000">
                <text:p>5000000</text:p>
              </table:table-cell>
              <table:table-cell office:value-type="float" office:value="0.118736">
                <text:p>0.118736</text:p>
              </table:table-cell>
              <table:table-cell office:value-type="float" office:value="5000000">
                <text:p>5000000</text:p>
              </table:table-cell>
              <table:table-cell office:value-type="float" office:value="0.0487458">
                <text:p>0.0487458</text:p>
              </table:table-cell>
              <table:table-cell office:value-type="float" office:value="5000000">
                <text:p>5000000</text:p>
              </table:table-cell>
              <table:table-cell office:value-type="float" office:value="0.0488113">
                <text:p>0.04881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00000">
                <text:p>4000000</text:p>
              </table:table-cell>
              <table:table-cell office:value-type="float" office:value="0.118714">
                <text:p>0.118714</text:p>
              </table:table-cell>
              <table:table-cell office:value-type="float" office:value="4000000">
                <text:p>4000000</text:p>
              </table:table-cell>
              <table:table-cell office:value-type="float" office:value="0.0494419">
                <text:p>0.0494419</text:p>
              </table:table-cell>
              <table:table-cell office:value-type="float" office:value="4000000">
                <text:p>4000000</text:p>
              </table:table-cell>
              <table:table-cell office:value-type="float" office:value="0.0493974">
                <text:p>0.049397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000000">
                <text:p>3000000</text:p>
              </table:table-cell>
              <table:table-cell office:value-type="float" office:value="0.118768">
                <text:p>0.118768</text:p>
              </table:table-cell>
              <table:table-cell office:value-type="float" office:value="3000000">
                <text:p>3000000</text:p>
              </table:table-cell>
              <table:table-cell office:value-type="float" office:value="0.0490606">
                <text:p>0.0490606</text:p>
              </table:table-cell>
              <table:table-cell office:value-type="float" office:value="3000000">
                <text:p>3000000</text:p>
              </table:table-cell>
              <table:table-cell office:value-type="float" office:value="0.0491169">
                <text:p>0.049116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00000">
                <text:p>2000000</text:p>
              </table:table-cell>
              <table:table-cell office:value-type="float" office:value="0.118613">
                <text:p>0.118613</text:p>
              </table:table-cell>
              <table:table-cell office:value-type="float" office:value="2000000">
                <text:p>2000000</text:p>
              </table:table-cell>
              <table:table-cell office:value-type="float" office:value="0.0486334">
                <text:p>0.0486334</text:p>
              </table:table-cell>
              <table:table-cell office:value-type="float" office:value="2000000">
                <text:p>2000000</text:p>
              </table:table-cell>
              <table:table-cell office:value-type="float" office:value="0.048767">
                <text:p>0.0487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0000">
                <text:p>1000000</text:p>
              </table:table-cell>
              <table:table-cell office:value-type="float" office:value="0.118162">
                <text:p>0.118162</text:p>
              </table:table-cell>
              <table:table-cell office:value-type="float" office:value="1000000">
                <text:p>1000000</text:p>
              </table:table-cell>
              <table:table-cell office:value-type="float" office:value="0.0485039">
                <text:p>0.0485039</text:p>
              </table:table-cell>
              <table:table-cell office:value-type="float" office:value="1000000">
                <text:p>1000000</text:p>
              </table:table-cell>
              <table:table-cell office:value-type="float" office:value="0.0483698">
                <text:p>0.048369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00000">
                <text:p>900000</text:p>
              </table:table-cell>
              <table:table-cell office:value-type="float" office:value="0.118355">
                <text:p>0.118355</text:p>
              </table:table-cell>
              <table:table-cell office:value-type="float" office:value="900000">
                <text:p>900000</text:p>
              </table:table-cell>
              <table:table-cell office:value-type="float" office:value="0.0488323">
                <text:p>0.0488323</text:p>
              </table:table-cell>
              <table:table-cell office:value-type="float" office:value="900000">
                <text:p>900000</text:p>
              </table:table-cell>
              <table:table-cell office:value-type="float" office:value="0.0487825">
                <text:p>0.04878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00000">
                <text:p>800000</text:p>
              </table:table-cell>
              <table:table-cell office:value-type="float" office:value="0.118338">
                <text:p>0.118338</text:p>
              </table:table-cell>
              <table:table-cell office:value-type="float" office:value="800000">
                <text:p>800000</text:p>
              </table:table-cell>
              <table:table-cell office:value-type="float" office:value="0.049102">
                <text:p>0.049102</text:p>
              </table:table-cell>
              <table:table-cell office:value-type="float" office:value="800000">
                <text:p>800000</text:p>
              </table:table-cell>
              <table:table-cell office:value-type="float" office:value="0.0487527">
                <text:p>0.048752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00000">
                <text:p>700000</text:p>
              </table:table-cell>
              <table:table-cell office:value-type="float" office:value="0.120194">
                <text:p>0.120194</text:p>
              </table:table-cell>
              <table:table-cell office:value-type="float" office:value="700000">
                <text:p>700000</text:p>
              </table:table-cell>
              <table:table-cell office:value-type="float" office:value="0.0494916">
                <text:p>0.0494916</text:p>
              </table:table-cell>
              <table:table-cell office:value-type="float" office:value="700000">
                <text:p>700000</text:p>
              </table:table-cell>
              <table:table-cell office:value-type="float" office:value="0.0484892">
                <text:p>0.048489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00000">
                <text:p>600000</text:p>
              </table:table-cell>
              <table:table-cell office:value-type="float" office:value="0.119269">
                <text:p>0.119269</text:p>
              </table:table-cell>
              <table:table-cell office:value-type="float" office:value="600000">
                <text:p>600000</text:p>
              </table:table-cell>
              <table:table-cell office:value-type="float" office:value="0.0485908">
                <text:p>0.0485908</text:p>
              </table:table-cell>
              <table:table-cell office:value-type="float" office:value="600000">
                <text:p>600000</text:p>
              </table:table-cell>
              <table:table-cell office:value-type="float" office:value="0.048452">
                <text:p>0.04845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0000">
                <text:p>500000</text:p>
              </table:table-cell>
              <table:table-cell office:value-type="float" office:value="0.119698">
                <text:p>0.119698</text:p>
              </table:table-cell>
              <table:table-cell office:value-type="float" office:value="500000">
                <text:p>500000</text:p>
              </table:table-cell>
              <table:table-cell office:value-type="float" office:value="0.0488218">
                <text:p>0.0488218</text:p>
              </table:table-cell>
              <table:table-cell office:value-type="float" office:value="500000">
                <text:p>500000</text:p>
              </table:table-cell>
              <table:table-cell office:value-type="float" office:value="0.0485085">
                <text:p>0.048508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00000">
                <text:p>400000</text:p>
              </table:table-cell>
              <table:table-cell office:value-type="float" office:value="0.120397">
                <text:p>0.120397</text:p>
              </table:table-cell>
              <table:table-cell office:value-type="float" office:value="400000">
                <text:p>400000</text:p>
              </table:table-cell>
              <table:table-cell office:value-type="float" office:value="0.0487255">
                <text:p>0.0487255</text:p>
              </table:table-cell>
              <table:table-cell office:value-type="float" office:value="400000">
                <text:p>400000</text:p>
              </table:table-cell>
              <table:table-cell office:value-type="float" office:value="0.0488203">
                <text:p>0.048820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00000">
                <text:p>300000</text:p>
              </table:table-cell>
              <table:table-cell office:value-type="float" office:value="0.119383">
                <text:p>0.119383</text:p>
              </table:table-cell>
              <table:table-cell office:value-type="float" office:value="300000">
                <text:p>300000</text:p>
              </table:table-cell>
              <table:table-cell office:value-type="float" office:value="0.0487079">
                <text:p>0.0487079</text:p>
              </table:table-cell>
              <table:table-cell office:value-type="float" office:value="300000">
                <text:p>300000</text:p>
              </table:table-cell>
              <table:table-cell office:value-type="float" office:value="0.0484342">
                <text:p>0.048434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0000">
                <text:p>200000</text:p>
              </table:table-cell>
              <table:table-cell office:value-type="float" office:value="0.119667">
                <text:p>0.119667</text:p>
              </table:table-cell>
              <table:table-cell office:value-type="float" office:value="200000">
                <text:p>200000</text:p>
              </table:table-cell>
              <table:table-cell office:value-type="float" office:value="0.0487109">
                <text:p>0.0487109</text:p>
              </table:table-cell>
              <table:table-cell office:value-type="float" office:value="200000">
                <text:p>200000</text:p>
              </table:table-cell>
              <table:table-cell office:value-type="float" office:value="0.0484528">
                <text:p>0.048452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0000">
                <text:p>100000</text:p>
              </table:table-cell>
              <table:table-cell office:value-type="float" office:value="0.11969">
                <text:p>0.11969</text:p>
              </table:table-cell>
              <table:table-cell office:value-type="float" office:value="100000">
                <text:p>100000</text:p>
              </table:table-cell>
              <table:table-cell office:value-type="float" office:value="0.0492722">
                <text:p>0.0492722</text:p>
              </table:table-cell>
              <table:table-cell office:value-type="float" office:value="100000">
                <text:p>100000</text:p>
              </table:table-cell>
              <table:table-cell office:value-type="float" office:value="0.0483606">
                <text:p>0.048360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0000">
                <text:p>90000</text:p>
              </table:table-cell>
              <table:table-cell office:value-type="float" office:value="0.119225">
                <text:p>0.119225</text:p>
              </table:table-cell>
              <table:table-cell office:value-type="float" office:value="90000">
                <text:p>90000</text:p>
              </table:table-cell>
              <table:table-cell office:value-type="float" office:value="0.0491257">
                <text:p>0.0491257</text:p>
              </table:table-cell>
              <table:table-cell office:value-type="float" office:value="90000">
                <text:p>90000</text:p>
              </table:table-cell>
              <table:table-cell office:value-type="float" office:value="0.048518">
                <text:p>0.04851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0000">
                <text:p>80000</text:p>
              </table:table-cell>
              <table:table-cell office:value-type="float" office:value="0.120656">
                <text:p>0.120656</text:p>
              </table:table-cell>
              <table:table-cell office:value-type="float" office:value="80000">
                <text:p>80000</text:p>
              </table:table-cell>
              <table:table-cell office:value-type="float" office:value="0.0489761">
                <text:p>0.0489761</text:p>
              </table:table-cell>
              <table:table-cell office:value-type="float" office:value="80000">
                <text:p>80000</text:p>
              </table:table-cell>
              <table:table-cell office:value-type="float" office:value="0.048526">
                <text:p>0.04852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0000">
                <text:p>70000</text:p>
              </table:table-cell>
              <table:table-cell office:value-type="float" office:value="0.119311">
                <text:p>0.119311</text:p>
              </table:table-cell>
              <table:table-cell office:value-type="float" office:value="70000">
                <text:p>70000</text:p>
              </table:table-cell>
              <table:table-cell office:value-type="float" office:value="0.0490538">
                <text:p>0.0490538</text:p>
              </table:table-cell>
              <table:table-cell office:value-type="float" office:value="70000">
                <text:p>70000</text:p>
              </table:table-cell>
              <table:table-cell office:value-type="float" office:value="0.0484179">
                <text:p>0.048417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0000">
                <text:p>60000</text:p>
              </table:table-cell>
              <table:table-cell office:value-type="float" office:value="0.119305">
                <text:p>0.119305</text:p>
              </table:table-cell>
              <table:table-cell office:value-type="float" office:value="60000">
                <text:p>60000</text:p>
              </table:table-cell>
              <table:table-cell office:value-type="float" office:value="0.048935">
                <text:p>0.048935</text:p>
              </table:table-cell>
              <table:table-cell office:value-type="float" office:value="60000">
                <text:p>60000</text:p>
              </table:table-cell>
              <table:table-cell office:value-type="float" office:value="0.0484281">
                <text:p>0.048428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0000">
                <text:p>50000</text:p>
              </table:table-cell>
              <table:table-cell office:value-type="float" office:value="0.119799">
                <text:p>0.119799</text:p>
              </table:table-cell>
              <table:table-cell office:value-type="float" office:value="50000">
                <text:p>50000</text:p>
              </table:table-cell>
              <table:table-cell office:value-type="float" office:value="0.0492071">
                <text:p>0.0492071</text:p>
              </table:table-cell>
              <table:table-cell office:value-type="float" office:value="50000">
                <text:p>50000</text:p>
              </table:table-cell>
              <table:table-cell office:value-type="float" office:value="0.0487132">
                <text:p>0.048713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0000">
                <text:p>40000</text:p>
              </table:table-cell>
              <table:table-cell office:value-type="float" office:value="0.119954">
                <text:p>0.119954</text:p>
              </table:table-cell>
              <table:table-cell office:value-type="float" office:value="40000">
                <text:p>40000</text:p>
              </table:table-cell>
              <table:table-cell office:value-type="float" office:value="0.0500954">
                <text:p>0.0500954</text:p>
              </table:table-cell>
              <table:table-cell office:value-type="float" office:value="40000">
                <text:p>40000</text:p>
              </table:table-cell>
              <table:table-cell office:value-type="float" office:value="0.048582">
                <text:p>0.04858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0000">
                <text:p>30000</text:p>
              </table:table-cell>
              <table:table-cell office:value-type="float" office:value="0.120407">
                <text:p>0.120407</text:p>
              </table:table-cell>
              <table:table-cell office:value-type="float" office:value="30000">
                <text:p>30000</text:p>
              </table:table-cell>
              <table:table-cell office:value-type="float" office:value="0.049739">
                <text:p>0.049739</text:p>
              </table:table-cell>
              <table:table-cell office:value-type="float" office:value="30000">
                <text:p>30000</text:p>
              </table:table-cell>
              <table:table-cell office:value-type="float" office:value="0.0485193">
                <text:p>0.048519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000">
                <text:p>20000</text:p>
              </table:table-cell>
              <table:table-cell office:value-type="float" office:value="0.122471">
                <text:p>0.122471</text:p>
              </table:table-cell>
              <table:table-cell office:value-type="float" office:value="20000">
                <text:p>20000</text:p>
              </table:table-cell>
              <table:table-cell office:value-type="float" office:value="0.0517608">
                <text:p>0.0517608</text:p>
              </table:table-cell>
              <table:table-cell office:value-type="float" office:value="20000">
                <text:p>20000</text:p>
              </table:table-cell>
              <table:table-cell office:value-type="float" office:value="0.0487916">
                <text:p>0.048791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000">
                <text:p>10000</text:p>
              </table:table-cell>
              <table:table-cell office:value-type="float" office:value="0.124094">
                <text:p>0.124094</text:p>
              </table:table-cell>
              <table:table-cell office:value-type="float" office:value="10000">
                <text:p>10000</text:p>
              </table:table-cell>
              <table:table-cell office:value-type="float" office:value="0.0564488">
                <text:p>0.0564488</text:p>
              </table:table-cell>
              <table:table-cell office:value-type="float" office:value="10000">
                <text:p>10000</text:p>
              </table:table-cell>
              <table:table-cell office:value-type="float" office:value="0.0492421">
                <text:p>0.049242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000">
                <text:p>9000</text:p>
              </table:table-cell>
              <table:table-cell office:value-type="float" office:value="0.123938">
                <text:p>0.123938</text:p>
              </table:table-cell>
              <table:table-cell office:value-type="float" office:value="9000">
                <text:p>9000</text:p>
              </table:table-cell>
              <table:table-cell office:value-type="float" office:value="0.0568754">
                <text:p>0.0568754</text:p>
              </table:table-cell>
              <table:table-cell office:value-type="float" office:value="9000">
                <text:p>9000</text:p>
              </table:table-cell>
              <table:table-cell office:value-type="float" office:value="0.0491277">
                <text:p>0.049127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000">
                <text:p>8000</text:p>
              </table:table-cell>
              <table:table-cell office:value-type="float" office:value="0.122937">
                <text:p>0.122937</text:p>
              </table:table-cell>
              <table:table-cell office:value-type="float" office:value="8000">
                <text:p>8000</text:p>
              </table:table-cell>
              <table:table-cell office:value-type="float" office:value="0.0563854">
                <text:p>0.0563854</text:p>
              </table:table-cell>
              <table:table-cell office:value-type="float" office:value="8000">
                <text:p>8000</text:p>
              </table:table-cell>
              <table:table-cell office:value-type="float" office:value="0.0494131">
                <text:p>0.049413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000">
                <text:p>7000</text:p>
              </table:table-cell>
              <table:table-cell office:value-type="float" office:value="0.124541">
                <text:p>0.124541</text:p>
              </table:table-cell>
              <table:table-cell office:value-type="float" office:value="7000">
                <text:p>7000</text:p>
              </table:table-cell>
              <table:table-cell office:value-type="float" office:value="0.0565672">
                <text:p>0.0565672</text:p>
              </table:table-cell>
              <table:table-cell office:value-type="float" office:value="7000">
                <text:p>7000</text:p>
              </table:table-cell>
              <table:table-cell office:value-type="float" office:value="0.0493061">
                <text:p>0.049306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000">
                <text:p>6000</text:p>
              </table:table-cell>
              <table:table-cell office:value-type="float" office:value="0.130234">
                <text:p>0.130234</text:p>
              </table:table-cell>
              <table:table-cell office:value-type="float" office:value="6000">
                <text:p>6000</text:p>
              </table:table-cell>
              <table:table-cell office:value-type="float" office:value="0.0701473">
                <text:p>0.0701473</text:p>
              </table:table-cell>
              <table:table-cell office:value-type="float" office:value="6000">
                <text:p>6000</text:p>
              </table:table-cell>
              <table:table-cell office:value-type="float" office:value="0.05002">
                <text:p>0.0500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000">
                <text:p>5000</text:p>
              </table:table-cell>
              <table:table-cell office:value-type="float" office:value="0.125121">
                <text:p>0.125121</text:p>
              </table:table-cell>
              <table:table-cell office:value-type="float" office:value="5000">
                <text:p>5000</text:p>
              </table:table-cell>
              <table:table-cell office:value-type="float" office:value="0.0695713">
                <text:p>0.0695713</text:p>
              </table:table-cell>
              <table:table-cell office:value-type="float" office:value="5000">
                <text:p>5000</text:p>
              </table:table-cell>
              <table:table-cell office:value-type="float" office:value="0.0499494">
                <text:p>0.049949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000">
                <text:p>4000</text:p>
              </table:table-cell>
              <table:table-cell office:value-type="float" office:value="0.125451">
                <text:p>0.125451</text:p>
              </table:table-cell>
              <table:table-cell office:value-type="float" office:value="4000">
                <text:p>4000</text:p>
              </table:table-cell>
              <table:table-cell office:value-type="float" office:value="0.0696223">
                <text:p>0.0696223</text:p>
              </table:table-cell>
              <table:table-cell office:value-type="float" office:value="4000">
                <text:p>4000</text:p>
              </table:table-cell>
              <table:table-cell office:value-type="float" office:value="0.0499389">
                <text:p>0.049938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000">
                <text:p>3000</text:p>
              </table:table-cell>
              <table:table-cell office:value-type="float" office:value="0.131202">
                <text:p>0.131202</text:p>
              </table:table-cell>
              <table:table-cell office:value-type="float" office:value="3000">
                <text:p>3000</text:p>
              </table:table-cell>
              <table:table-cell office:value-type="float" office:value="0.119631">
                <text:p>0.119631</text:p>
              </table:table-cell>
              <table:table-cell office:value-type="float" office:value="3000">
                <text:p>3000</text:p>
              </table:table-cell>
              <table:table-cell office:value-type="float" office:value="0.0519189">
                <text:p>0.051918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000">
                <text:p>2000</text:p>
              </table:table-cell>
              <table:table-cell office:value-type="float" office:value="0.13229">
                <text:p>0.13229</text:p>
              </table:table-cell>
              <table:table-cell office:value-type="float" office:value="2000">
                <text:p>2000</text:p>
              </table:table-cell>
              <table:table-cell office:value-type="float" office:value="0.12231">
                <text:p>0.12231</text:p>
              </table:table-cell>
              <table:table-cell office:value-type="float" office:value="2000">
                <text:p>2000</text:p>
              </table:table-cell>
              <table:table-cell office:value-type="float" office:value="0.0520255">
                <text:p>0.052025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00">
                <text:p>1000</text:p>
              </table:table-cell>
              <table:table-cell office:value-type="float" office:value="0.141859">
                <text:p>0.141859</text:p>
              </table:table-cell>
              <table:table-cell office:value-type="float" office:value="1000">
                <text:p>1000</text:p>
              </table:table-cell>
              <table:table-cell office:value-type="float" office:value="0.293778">
                <text:p>0.293778</text:p>
              </table:table-cell>
              <table:table-cell office:value-type="float" office:value="1000">
                <text:p>1000</text:p>
              </table:table-cell>
              <table:table-cell office:value-type="float" office:value="0.056811">
                <text:p>0.05681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00">
                <text:p>900</text:p>
              </table:table-cell>
              <table:table-cell office:value-type="float" office:value="0.141869">
                <text:p>0.141869</text:p>
              </table:table-cell>
              <table:table-cell office:value-type="float" office:value="900">
                <text:p>900</text:p>
              </table:table-cell>
              <table:table-cell office:value-type="float" office:value="0.299268">
                <text:p>0.299268</text:p>
              </table:table-cell>
              <table:table-cell office:value-type="float" office:value="900">
                <text:p>900</text:p>
              </table:table-cell>
              <table:table-cell office:value-type="float" office:value="0.0564488">
                <text:p>0.056448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00">
                <text:p>800</text:p>
              </table:table-cell>
              <table:table-cell office:value-type="float" office:value="0.142396">
                <text:p>0.142396</text:p>
              </table:table-cell>
              <table:table-cell office:value-type="float" office:value="800">
                <text:p>800</text:p>
              </table:table-cell>
              <table:table-cell office:value-type="float" office:value="0.294188">
                <text:p>0.294188</text:p>
              </table:table-cell>
              <table:table-cell office:value-type="float" office:value="800">
                <text:p>800</text:p>
              </table:table-cell>
              <table:table-cell office:value-type="float" office:value="0.0566093">
                <text:p>0.056609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00">
                <text:p>700</text:p>
              </table:table-cell>
              <table:table-cell office:value-type="float" office:value="0.165649">
                <text:p>0.165649</text:p>
              </table:table-cell>
              <table:table-cell office:value-type="float" office:value="700">
                <text:p>700</text:p>
              </table:table-cell>
              <table:table-cell office:value-type="float" office:value="0.650388">
                <text:p>0.650388</text:p>
              </table:table-cell>
              <table:table-cell office:value-type="float" office:value="700">
                <text:p>700</text:p>
              </table:table-cell>
              <table:table-cell office:value-type="float" office:value="0.0704716">
                <text:p>0.070471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00">
                <text:p>600</text:p>
              </table:table-cell>
              <table:table-cell office:value-type="float" office:value="0.163461">
                <text:p>0.163461</text:p>
              </table:table-cell>
              <table:table-cell office:value-type="float" office:value="600">
                <text:p>600</text:p>
              </table:table-cell>
              <table:table-cell office:value-type="float" office:value="0.652612">
                <text:p>0.652612</text:p>
              </table:table-cell>
              <table:table-cell office:value-type="float" office:value="600">
                <text:p>600</text:p>
              </table:table-cell>
              <table:table-cell office:value-type="float" office:value="0.0695268">
                <text:p>0.069526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0">
                <text:p>500</text:p>
              </table:table-cell>
              <table:table-cell office:value-type="float" office:value="0.162769">
                <text:p>0.162769</text:p>
              </table:table-cell>
              <table:table-cell office:value-type="float" office:value="500">
                <text:p>500</text:p>
              </table:table-cell>
              <table:table-cell office:value-type="float" office:value="0.647886">
                <text:p>0.647886</text:p>
              </table:table-cell>
              <table:table-cell office:value-type="float" office:value="500">
                <text:p>500</text:p>
              </table:table-cell>
              <table:table-cell office:value-type="float" office:value="0.0702622">
                <text:p>0.070262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00">
                <text:p>400</text:p>
              </table:table-cell>
              <table:table-cell office:value-type="float" office:value="0.16424">
                <text:p>0.16424</text:p>
              </table:table-cell>
              <table:table-cell office:value-type="float" office:value="400">
                <text:p>400</text:p>
              </table:table-cell>
              <table:table-cell office:value-type="float" office:value="0.649634">
                <text:p>0.649634</text:p>
              </table:table-cell>
              <table:table-cell office:value-type="float" office:value="400">
                <text:p>400</text:p>
              </table:table-cell>
              <table:table-cell office:value-type="float" office:value="0.069915">
                <text:p>0.06991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00">
                <text:p>300</text:p>
              </table:table-cell>
              <table:table-cell office:value-type="float" office:value="0.207478">
                <text:p>0.207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0">
                <text:p>300</text:p>
              </table:table-cell>
              <table:table-cell office:value-type="float" office:value="0.111185">
                <text:p>0.11118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00">
                <text:p>200</text:p>
              </table:table-cell>
              <table:table-cell office:value-type="float" office:value="0.208052">
                <text:p>0.208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  <table:table-cell office:value-type="float" office:value="0.111964">
                <text:p>0.11196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0">
                <text:p>100</text:p>
              </table:table-cell>
              <table:table-cell office:value-type="float" office:value="0.29331">
                <text:p>0.29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0.225984">
                <text:p>0.22598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0">
                <text:p>90</text:p>
              </table:table-cell>
              <table:table-cell office:value-type="float" office:value="0.479036">
                <text:p>0.479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">
                <text:p>90</text:p>
              </table:table-cell>
              <table:table-cell office:value-type="float" office:value="0.435169">
                <text:p>0.43516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0">
                <text:p>80</text:p>
              </table:table-cell>
              <table:table-cell office:value-type="float" office:value="0.484631">
                <text:p>0.484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0.433317">
                <text:p>0.43331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0">
                <text:p>70</text:p>
              </table:table-cell>
              <table:table-cell office:value-type="float" office:value="0.472769">
                <text:p>0.472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">
                <text:p>70</text:p>
              </table:table-cell>
              <table:table-cell office:value-type="float" office:value="0.43412">
                <text:p>0.4341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0">
                <text:p>60</text:p>
              </table:table-cell>
              <table:table-cell office:value-type="float" office:value="0.48476">
                <text:p>0.48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">
                <text:p>60</text:p>
              </table:table-cell>
              <table:table-cell office:value-type="float" office:value="0.439353">
                <text:p>0.43935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0">
                <text:p>50</text:p>
              </table:table-cell>
              <table:table-cell office:value-type="float" office:value="0.474555">
                <text:p>0.474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">
                <text:p>50</text:p>
              </table:table-cell>
              <table:table-cell office:value-type="float" office:value="0.440984">
                <text:p>0.44098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0">
                <text:p>40</text:p>
              </table:table-cell>
              <table:table-cell office:value-type="float" office:value="0.773831">
                <text:p>0.773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">
                <text:p>40</text:p>
              </table:table-cell>
              <table:table-cell office:value-type="float" office:value="0.866481">
                <text:p>0.86648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0">
                <text:p>30</text:p>
              </table:table-cell>
              <table:table-cell office:value-type="float" office:value="0.767273">
                <text:p>0.767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0.872408">
                <text:p>0.87240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0">
                <text:p>20</text:p>
              </table:table-cell>
              <table:table-cell office:value-type="float" office:value="1.02844">
                <text:p>1.02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1.70912">
                <text:p>1.7091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">
                <text:p>10</text:p>
              </table:table-cell>
              <table:table-cell office:value-type="float" office:value="1.9133">
                <text:p>1.9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3.39648">
                <text:p>3.3964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9">
                <text:p>9</text:p>
              </table:table-cell>
              <table:table-cell office:value-type="float" office:value="1.93651">
                <text:p>1.93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3.42801">
                <text:p>3.4280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">
                <text:p>8</text:p>
              </table:table-cell>
              <table:table-cell office:value-type="float" office:value="1.83501">
                <text:p>1.83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3.42973">
                <text:p>3.4297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">
                <text:p>7</text:p>
              </table:table-cell>
              <table:table-cell office:value-type="float" office:value="1.9141">
                <text:p>1.9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3.41541">
                <text:p>3.4154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">
                <text:p>6</text:p>
              </table:table-cell>
              <table:table-cell office:value-type="float" office:value="3.75514">
                <text:p>3.75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6.65212">
                <text:p>6.6521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">
                <text:p>5</text:p>
              </table:table-cell>
              <table:table-cell office:value-type="float" office:value="3.80999">
                <text:p>3.80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6.79045">
                <text:p>6.7904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">
                <text:p>4</text:p>
              </table:table-cell>
              <table:table-cell office:value-type="float" office:value="3.82062">
                <text:p>3.820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6.82208">
                <text:p>6.8220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">
                <text:p>3</text:p>
              </table:table-cell>
              <table:table-cell office:value-type="float" office:value="7.49218">
                <text:p>7.49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13.3191">
                <text:p>13.319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">
                <text:p>2</text:p>
              </table:table-cell>
              <table:table-cell office:value-type="float" office:value="11.1764">
                <text:p>11.1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0.3$Linux_X86_64 LibreOffice_project/4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1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475cm" svg:y="0.316cm" chart:style-name="ch2">
          <text:p>Driver-Reduce</text:p>
        </chart:title>
        <chart:legend chart:legend-position="end" svg:x="11.137cm" svg:y="3.952cm" style:legend-expansion="high" chart:style-name="ch3"/>
        <chart:plot-area chart:style-name="ch4" table:cell-range-address="100m_reduce.E79:100m_reduce.F130 100m_reduce.B77:100m_reduce.B77 100m_reduce.B132:100m_reduce.B132 100m_reduce.F134:100m_reduce.F204" chart:data-source-has-labels="row" svg:x="0.32cm" svg:y="1.275cm" svg:width="10.497cm" svg:height="7.545cm">
          <chartooo:coordinate-region svg:x="1.154cm" svg:y="1.474cm" svg:width="8.935cm" svg:height="6.301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100m_reduce.F79:100m_reduce.F130" chart:label-cell-address="100m_reduce.B77:100m_reduce.B77" chart:class="chart:scatter">
            <chart:domain table:cell-range-address="100m_reduce.E79:100m_reduce.E130"/>
            <chart:data-point chart:repeated="52"/>
          </chart:series>
          <chart:series chart:style-name="ch9" chart:values-cell-range-address="100m_reduce.F134:100m_reduce.F204" chart:label-cell-address="100m_reduce.B132:100m_reduce.B132" chart:class="chart:scatter">
            <chart:domain table:cell-range-address="100m_reduce.E134:100m_reduce.E204"/>
            <chart:data-point chart:repeated="7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entralized 4 Thread</text:p>
                <draw:g>
                  <svg:desc>100m_reduce.B77:100m_reduce.B77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Decentralized 4 Thread</text:p>
                <draw:g>
                  <svg:desc>100m_reduce.B132:100m_reduce.B13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0000">
                <text:p>100000000</text:p>
                <draw:g>
                  <svg:desc>100m_reduce.E79:100m_reduce.E130</svg:desc>
                </draw:g>
              </table:table-cell>
              <table:table-cell office:value-type="float" office:value="0.0693604">
                <text:p>0.0693604</text:p>
                <draw:g>
                  <svg:desc>100m_reduce.F79:100m_reduce.F130</svg:desc>
                </draw:g>
              </table:table-cell>
              <table:table-cell office:value-type="float" office:value="100000000">
                <text:p>100000000</text:p>
                <draw:g>
                  <svg:desc>100m_reduce.E134:100m_reduce.E204</svg:desc>
                </draw:g>
              </table:table-cell>
              <table:table-cell office:value-type="float" office:value="0.0705689">
                <text:p>0.0705689</text:p>
                <draw:g>
                  <svg:desc>100m_reduce.F134:100m_reduce.F20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0000000">
                <text:p>90000000</text:p>
              </table:table-cell>
              <table:table-cell office:value-type="float" office:value="0.0706717">
                <text:p>0.0706717</text:p>
              </table:table-cell>
              <table:table-cell office:value-type="float" office:value="90000000">
                <text:p>90000000</text:p>
              </table:table-cell>
              <table:table-cell office:value-type="float" office:value="0.070396">
                <text:p>0.0703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0000000">
                <text:p>80000000</text:p>
              </table:table-cell>
              <table:table-cell office:value-type="float" office:value="0.0695945">
                <text:p>0.0695945</text:p>
              </table:table-cell>
              <table:table-cell office:value-type="float" office:value="80000000">
                <text:p>80000000</text:p>
              </table:table-cell>
              <table:table-cell office:value-type="float" office:value="0.0706447">
                <text:p>0.07064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0000000">
                <text:p>70000000</text:p>
              </table:table-cell>
              <table:table-cell office:value-type="float" office:value="0.0694722">
                <text:p>0.0694722</text:p>
              </table:table-cell>
              <table:table-cell office:value-type="float" office:value="70000000">
                <text:p>70000000</text:p>
              </table:table-cell>
              <table:table-cell office:value-type="float" office:value="0.0706021">
                <text:p>0.07060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000000">
                <text:p>60000000</text:p>
              </table:table-cell>
              <table:table-cell office:value-type="float" office:value="0.0697738">
                <text:p>0.0697738</text:p>
              </table:table-cell>
              <table:table-cell office:value-type="float" office:value="60000000">
                <text:p>60000000</text:p>
              </table:table-cell>
              <table:table-cell office:value-type="float" office:value="0.0705854">
                <text:p>0.07058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0000">
                <text:p>50000000</text:p>
              </table:table-cell>
              <table:table-cell office:value-type="float" office:value="0.0488696">
                <text:p>0.0488696</text:p>
              </table:table-cell>
              <table:table-cell office:value-type="float" office:value="50000000">
                <text:p>50000000</text:p>
              </table:table-cell>
              <table:table-cell office:value-type="float" office:value="0.0488685">
                <text:p>0.04886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000000">
                <text:p>40000000</text:p>
              </table:table-cell>
              <table:table-cell office:value-type="float" office:value="0.0489569">
                <text:p>0.0489569</text:p>
              </table:table-cell>
              <table:table-cell office:value-type="float" office:value="40000000">
                <text:p>40000000</text:p>
              </table:table-cell>
              <table:table-cell office:value-type="float" office:value="0.0490798">
                <text:p>0.04907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000000">
                <text:p>30000000</text:p>
              </table:table-cell>
              <table:table-cell office:value-type="float" office:value="0.0489222">
                <text:p>0.0489222</text:p>
              </table:table-cell>
              <table:table-cell office:value-type="float" office:value="30000000">
                <text:p>30000000</text:p>
              </table:table-cell>
              <table:table-cell office:value-type="float" office:value="0.048949">
                <text:p>0.0489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00000">
                <text:p>20000000</text:p>
              </table:table-cell>
              <table:table-cell office:value-type="float" office:value="0.0489178">
                <text:p>0.0489178</text:p>
              </table:table-cell>
              <table:table-cell office:value-type="float" office:value="20000000">
                <text:p>20000000</text:p>
              </table:table-cell>
              <table:table-cell office:value-type="float" office:value="0.0488647">
                <text:p>0.04886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00">
                <text:p>10000000</text:p>
              </table:table-cell>
              <table:table-cell office:value-type="float" office:value="0.0494833">
                <text:p>0.0494833</text:p>
              </table:table-cell>
              <table:table-cell office:value-type="float" office:value="10000000">
                <text:p>10000000</text:p>
              </table:table-cell>
              <table:table-cell office:value-type="float" office:value="0.0487941">
                <text:p>0.048794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000000">
                <text:p>9000000</text:p>
              </table:table-cell>
              <table:table-cell office:value-type="float" office:value="0.0487695">
                <text:p>0.0487695</text:p>
              </table:table-cell>
              <table:table-cell office:value-type="float" office:value="9000000">
                <text:p>9000000</text:p>
              </table:table-cell>
              <table:table-cell office:value-type="float" office:value="0.0490419">
                <text:p>0.04904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000000">
                <text:p>8000000</text:p>
              </table:table-cell>
              <table:table-cell office:value-type="float" office:value="0.0485617">
                <text:p>0.0485617</text:p>
              </table:table-cell>
              <table:table-cell office:value-type="float" office:value="8000000">
                <text:p>8000000</text:p>
              </table:table-cell>
              <table:table-cell office:value-type="float" office:value="0.0490661">
                <text:p>0.049066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000000">
                <text:p>7000000</text:p>
              </table:table-cell>
              <table:table-cell office:value-type="float" office:value="0.0488144">
                <text:p>0.0488144</text:p>
              </table:table-cell>
              <table:table-cell office:value-type="float" office:value="7000000">
                <text:p>7000000</text:p>
              </table:table-cell>
              <table:table-cell office:value-type="float" office:value="0.0488066">
                <text:p>0.048806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000000">
                <text:p>6000000</text:p>
              </table:table-cell>
              <table:table-cell office:value-type="float" office:value="0.0486753">
                <text:p>0.0486753</text:p>
              </table:table-cell>
              <table:table-cell office:value-type="float" office:value="6000000">
                <text:p>6000000</text:p>
              </table:table-cell>
              <table:table-cell office:value-type="float" office:value="0.048772">
                <text:p>0.04877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000000">
                <text:p>5000000</text:p>
              </table:table-cell>
              <table:table-cell office:value-type="float" office:value="0.0487458">
                <text:p>0.0487458</text:p>
              </table:table-cell>
              <table:table-cell office:value-type="float" office:value="5000000">
                <text:p>5000000</text:p>
              </table:table-cell>
              <table:table-cell office:value-type="float" office:value="0.0488113">
                <text:p>0.04881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00000">
                <text:p>4000000</text:p>
              </table:table-cell>
              <table:table-cell office:value-type="float" office:value="0.0494419">
                <text:p>0.0494419</text:p>
              </table:table-cell>
              <table:table-cell office:value-type="float" office:value="4000000">
                <text:p>4000000</text:p>
              </table:table-cell>
              <table:table-cell office:value-type="float" office:value="0.0493974">
                <text:p>0.049397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000000">
                <text:p>3000000</text:p>
              </table:table-cell>
              <table:table-cell office:value-type="float" office:value="0.0490606">
                <text:p>0.0490606</text:p>
              </table:table-cell>
              <table:table-cell office:value-type="float" office:value="3000000">
                <text:p>3000000</text:p>
              </table:table-cell>
              <table:table-cell office:value-type="float" office:value="0.0491169">
                <text:p>0.049116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00000">
                <text:p>2000000</text:p>
              </table:table-cell>
              <table:table-cell office:value-type="float" office:value="0.0486334">
                <text:p>0.0486334</text:p>
              </table:table-cell>
              <table:table-cell office:value-type="float" office:value="2000000">
                <text:p>2000000</text:p>
              </table:table-cell>
              <table:table-cell office:value-type="float" office:value="0.048767">
                <text:p>0.0487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0000">
                <text:p>1000000</text:p>
              </table:table-cell>
              <table:table-cell office:value-type="float" office:value="0.0485039">
                <text:p>0.0485039</text:p>
              </table:table-cell>
              <table:table-cell office:value-type="float" office:value="1000000">
                <text:p>1000000</text:p>
              </table:table-cell>
              <table:table-cell office:value-type="float" office:value="0.0483698">
                <text:p>0.048369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00000">
                <text:p>900000</text:p>
              </table:table-cell>
              <table:table-cell office:value-type="float" office:value="0.0488323">
                <text:p>0.0488323</text:p>
              </table:table-cell>
              <table:table-cell office:value-type="float" office:value="900000">
                <text:p>900000</text:p>
              </table:table-cell>
              <table:table-cell office:value-type="float" office:value="0.0487825">
                <text:p>0.04878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00000">
                <text:p>800000</text:p>
              </table:table-cell>
              <table:table-cell office:value-type="float" office:value="0.049102">
                <text:p>0.049102</text:p>
              </table:table-cell>
              <table:table-cell office:value-type="float" office:value="800000">
                <text:p>800000</text:p>
              </table:table-cell>
              <table:table-cell office:value-type="float" office:value="0.0487527">
                <text:p>0.048752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00000">
                <text:p>700000</text:p>
              </table:table-cell>
              <table:table-cell office:value-type="float" office:value="0.0494916">
                <text:p>0.0494916</text:p>
              </table:table-cell>
              <table:table-cell office:value-type="float" office:value="700000">
                <text:p>700000</text:p>
              </table:table-cell>
              <table:table-cell office:value-type="float" office:value="0.0484892">
                <text:p>0.048489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00000">
                <text:p>600000</text:p>
              </table:table-cell>
              <table:table-cell office:value-type="float" office:value="0.0485908">
                <text:p>0.0485908</text:p>
              </table:table-cell>
              <table:table-cell office:value-type="float" office:value="600000">
                <text:p>600000</text:p>
              </table:table-cell>
              <table:table-cell office:value-type="float" office:value="0.048452">
                <text:p>0.04845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0000">
                <text:p>500000</text:p>
              </table:table-cell>
              <table:table-cell office:value-type="float" office:value="0.0488218">
                <text:p>0.0488218</text:p>
              </table:table-cell>
              <table:table-cell office:value-type="float" office:value="500000">
                <text:p>500000</text:p>
              </table:table-cell>
              <table:table-cell office:value-type="float" office:value="0.0485085">
                <text:p>0.048508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00000">
                <text:p>400000</text:p>
              </table:table-cell>
              <table:table-cell office:value-type="float" office:value="0.0487255">
                <text:p>0.0487255</text:p>
              </table:table-cell>
              <table:table-cell office:value-type="float" office:value="400000">
                <text:p>400000</text:p>
              </table:table-cell>
              <table:table-cell office:value-type="float" office:value="0.0488203">
                <text:p>0.048820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00000">
                <text:p>300000</text:p>
              </table:table-cell>
              <table:table-cell office:value-type="float" office:value="0.0487079">
                <text:p>0.0487079</text:p>
              </table:table-cell>
              <table:table-cell office:value-type="float" office:value="300000">
                <text:p>300000</text:p>
              </table:table-cell>
              <table:table-cell office:value-type="float" office:value="0.0484342">
                <text:p>0.048434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0000">
                <text:p>200000</text:p>
              </table:table-cell>
              <table:table-cell office:value-type="float" office:value="0.0487109">
                <text:p>0.0487109</text:p>
              </table:table-cell>
              <table:table-cell office:value-type="float" office:value="200000">
                <text:p>200000</text:p>
              </table:table-cell>
              <table:table-cell office:value-type="float" office:value="0.0484528">
                <text:p>0.048452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0000">
                <text:p>100000</text:p>
              </table:table-cell>
              <table:table-cell office:value-type="float" office:value="0.0492722">
                <text:p>0.0492722</text:p>
              </table:table-cell>
              <table:table-cell office:value-type="float" office:value="100000">
                <text:p>100000</text:p>
              </table:table-cell>
              <table:table-cell office:value-type="float" office:value="0.0483606">
                <text:p>0.048360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0000">
                <text:p>90000</text:p>
              </table:table-cell>
              <table:table-cell office:value-type="float" office:value="0.0491257">
                <text:p>0.0491257</text:p>
              </table:table-cell>
              <table:table-cell office:value-type="float" office:value="90000">
                <text:p>90000</text:p>
              </table:table-cell>
              <table:table-cell office:value-type="float" office:value="0.048518">
                <text:p>0.04851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0000">
                <text:p>80000</text:p>
              </table:table-cell>
              <table:table-cell office:value-type="float" office:value="0.0489761">
                <text:p>0.0489761</text:p>
              </table:table-cell>
              <table:table-cell office:value-type="float" office:value="80000">
                <text:p>80000</text:p>
              </table:table-cell>
              <table:table-cell office:value-type="float" office:value="0.048526">
                <text:p>0.04852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0000">
                <text:p>70000</text:p>
              </table:table-cell>
              <table:table-cell office:value-type="float" office:value="0.0490538">
                <text:p>0.0490538</text:p>
              </table:table-cell>
              <table:table-cell office:value-type="float" office:value="70000">
                <text:p>70000</text:p>
              </table:table-cell>
              <table:table-cell office:value-type="float" office:value="0.0484179">
                <text:p>0.048417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0000">
                <text:p>60000</text:p>
              </table:table-cell>
              <table:table-cell office:value-type="float" office:value="0.048935">
                <text:p>0.048935</text:p>
              </table:table-cell>
              <table:table-cell office:value-type="float" office:value="60000">
                <text:p>60000</text:p>
              </table:table-cell>
              <table:table-cell office:value-type="float" office:value="0.0484281">
                <text:p>0.048428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0000">
                <text:p>50000</text:p>
              </table:table-cell>
              <table:table-cell office:value-type="float" office:value="0.0492071">
                <text:p>0.0492071</text:p>
              </table:table-cell>
              <table:table-cell office:value-type="float" office:value="50000">
                <text:p>50000</text:p>
              </table:table-cell>
              <table:table-cell office:value-type="float" office:value="0.0487132">
                <text:p>0.048713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0000">
                <text:p>40000</text:p>
              </table:table-cell>
              <table:table-cell office:value-type="float" office:value="0.0500954">
                <text:p>0.0500954</text:p>
              </table:table-cell>
              <table:table-cell office:value-type="float" office:value="40000">
                <text:p>40000</text:p>
              </table:table-cell>
              <table:table-cell office:value-type="float" office:value="0.048582">
                <text:p>0.04858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0000">
                <text:p>30000</text:p>
              </table:table-cell>
              <table:table-cell office:value-type="float" office:value="0.049739">
                <text:p>0.049739</text:p>
              </table:table-cell>
              <table:table-cell office:value-type="float" office:value="30000">
                <text:p>30000</text:p>
              </table:table-cell>
              <table:table-cell office:value-type="float" office:value="0.0485193">
                <text:p>0.048519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000">
                <text:p>20000</text:p>
              </table:table-cell>
              <table:table-cell office:value-type="float" office:value="0.0517608">
                <text:p>0.0517608</text:p>
              </table:table-cell>
              <table:table-cell office:value-type="float" office:value="20000">
                <text:p>20000</text:p>
              </table:table-cell>
              <table:table-cell office:value-type="float" office:value="0.0487916">
                <text:p>0.048791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000">
                <text:p>10000</text:p>
              </table:table-cell>
              <table:table-cell office:value-type="float" office:value="0.0564488">
                <text:p>0.0564488</text:p>
              </table:table-cell>
              <table:table-cell office:value-type="float" office:value="10000">
                <text:p>10000</text:p>
              </table:table-cell>
              <table:table-cell office:value-type="float" office:value="0.0492421">
                <text:p>0.049242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000">
                <text:p>9000</text:p>
              </table:table-cell>
              <table:table-cell office:value-type="float" office:value="0.0568754">
                <text:p>0.0568754</text:p>
              </table:table-cell>
              <table:table-cell office:value-type="float" office:value="9000">
                <text:p>9000</text:p>
              </table:table-cell>
              <table:table-cell office:value-type="float" office:value="0.0491277">
                <text:p>0.049127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000">
                <text:p>8000</text:p>
              </table:table-cell>
              <table:table-cell office:value-type="float" office:value="0.0563854">
                <text:p>0.0563854</text:p>
              </table:table-cell>
              <table:table-cell office:value-type="float" office:value="8000">
                <text:p>8000</text:p>
              </table:table-cell>
              <table:table-cell office:value-type="float" office:value="0.0494131">
                <text:p>0.049413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000">
                <text:p>7000</text:p>
              </table:table-cell>
              <table:table-cell office:value-type="float" office:value="0.0565672">
                <text:p>0.0565672</text:p>
              </table:table-cell>
              <table:table-cell office:value-type="float" office:value="7000">
                <text:p>7000</text:p>
              </table:table-cell>
              <table:table-cell office:value-type="float" office:value="0.0493061">
                <text:p>0.049306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000">
                <text:p>6000</text:p>
              </table:table-cell>
              <table:table-cell office:value-type="float" office:value="0.0701473">
                <text:p>0.0701473</text:p>
              </table:table-cell>
              <table:table-cell office:value-type="float" office:value="6000">
                <text:p>6000</text:p>
              </table:table-cell>
              <table:table-cell office:value-type="float" office:value="0.05002">
                <text:p>0.0500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000">
                <text:p>5000</text:p>
              </table:table-cell>
              <table:table-cell office:value-type="float" office:value="0.0695713">
                <text:p>0.0695713</text:p>
              </table:table-cell>
              <table:table-cell office:value-type="float" office:value="5000">
                <text:p>5000</text:p>
              </table:table-cell>
              <table:table-cell office:value-type="float" office:value="0.0499494">
                <text:p>0.049949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000">
                <text:p>4000</text:p>
              </table:table-cell>
              <table:table-cell office:value-type="float" office:value="0.0696223">
                <text:p>0.0696223</text:p>
              </table:table-cell>
              <table:table-cell office:value-type="float" office:value="4000">
                <text:p>4000</text:p>
              </table:table-cell>
              <table:table-cell office:value-type="float" office:value="0.0499389">
                <text:p>0.049938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000">
                <text:p>3000</text:p>
              </table:table-cell>
              <table:table-cell office:value-type="float" office:value="0.119631">
                <text:p>0.119631</text:p>
              </table:table-cell>
              <table:table-cell office:value-type="float" office:value="3000">
                <text:p>3000</text:p>
              </table:table-cell>
              <table:table-cell office:value-type="float" office:value="0.0519189">
                <text:p>0.051918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000">
                <text:p>2000</text:p>
              </table:table-cell>
              <table:table-cell office:value-type="float" office:value="0.12231">
                <text:p>0.12231</text:p>
              </table:table-cell>
              <table:table-cell office:value-type="float" office:value="2000">
                <text:p>2000</text:p>
              </table:table-cell>
              <table:table-cell office:value-type="float" office:value="0.0520255">
                <text:p>0.052025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00">
                <text:p>1000</text:p>
              </table:table-cell>
              <table:table-cell office:value-type="float" office:value="0.293778">
                <text:p>0.293778</text:p>
              </table:table-cell>
              <table:table-cell office:value-type="float" office:value="1000">
                <text:p>1000</text:p>
              </table:table-cell>
              <table:table-cell office:value-type="float" office:value="0.056811">
                <text:p>0.05681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00">
                <text:p>900</text:p>
              </table:table-cell>
              <table:table-cell office:value-type="float" office:value="0.299268">
                <text:p>0.299268</text:p>
              </table:table-cell>
              <table:table-cell office:value-type="float" office:value="900">
                <text:p>900</text:p>
              </table:table-cell>
              <table:table-cell office:value-type="float" office:value="0.0564488">
                <text:p>0.056448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00">
                <text:p>800</text:p>
              </table:table-cell>
              <table:table-cell office:value-type="float" office:value="0.294188">
                <text:p>0.294188</text:p>
              </table:table-cell>
              <table:table-cell office:value-type="float" office:value="800">
                <text:p>800</text:p>
              </table:table-cell>
              <table:table-cell office:value-type="float" office:value="0.0566093">
                <text:p>0.056609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00">
                <text:p>700</text:p>
              </table:table-cell>
              <table:table-cell office:value-type="float" office:value="0.650388">
                <text:p>0.650388</text:p>
              </table:table-cell>
              <table:table-cell office:value-type="float" office:value="700">
                <text:p>700</text:p>
              </table:table-cell>
              <table:table-cell office:value-type="float" office:value="0.0704716">
                <text:p>0.070471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00">
                <text:p>600</text:p>
              </table:table-cell>
              <table:table-cell office:value-type="float" office:value="0.652612">
                <text:p>0.652612</text:p>
              </table:table-cell>
              <table:table-cell office:value-type="float" office:value="600">
                <text:p>600</text:p>
              </table:table-cell>
              <table:table-cell office:value-type="float" office:value="0.0695268">
                <text:p>0.069526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0">
                <text:p>500</text:p>
              </table:table-cell>
              <table:table-cell office:value-type="float" office:value="0.647886">
                <text:p>0.647886</text:p>
              </table:table-cell>
              <table:table-cell office:value-type="float" office:value="500">
                <text:p>500</text:p>
              </table:table-cell>
              <table:table-cell office:value-type="float" office:value="0.0702622">
                <text:p>0.070262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00">
                <text:p>400</text:p>
              </table:table-cell>
              <table:table-cell office:value-type="float" office:value="0.649634">
                <text:p>0.649634</text:p>
              </table:table-cell>
              <table:table-cell office:value-type="float" office:value="400">
                <text:p>400</text:p>
              </table:table-cell>
              <table:table-cell office:value-type="float" office:value="0.069915">
                <text:p>0.0699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0">
                <text:p>300</text:p>
              </table:table-cell>
              <table:table-cell office:value-type="float" office:value="0.111185">
                <text:p>0.1111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  <table:table-cell office:value-type="float" office:value="0.111964">
                <text:p>0.1119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0.225984">
                <text:p>0.2259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">
                <text:p>90</text:p>
              </table:table-cell>
              <table:table-cell office:value-type="float" office:value="0.435169">
                <text:p>0.4351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0.433317">
                <text:p>0.4333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">
                <text:p>70</text:p>
              </table:table-cell>
              <table:table-cell office:value-type="float" office:value="0.43412">
                <text:p>0.434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">
                <text:p>60</text:p>
              </table:table-cell>
              <table:table-cell office:value-type="float" office:value="0.439353">
                <text:p>0.4393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">
                <text:p>50</text:p>
              </table:table-cell>
              <table:table-cell office:value-type="float" office:value="0.440984">
                <text:p>0.4409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">
                <text:p>40</text:p>
              </table:table-cell>
              <table:table-cell office:value-type="float" office:value="0.866481">
                <text:p>0.8664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0.872408">
                <text:p>0.8724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1.70912">
                <text:p>1.709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3.39648">
                <text:p>3.396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3.42801">
                <text:p>3.428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3.42973">
                <text:p>3.429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3.41541">
                <text:p>3.415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6.65212">
                <text:p>6.652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6.79045">
                <text:p>6.790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6.82208">
                <text:p>6.822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13.3191">
                <text:p>13.319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0.3$Linux_X86_64 LibreOffice_project/4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